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 Narrow&quot;" svg:font-family="'&quot;Arial Narrow&quot;'"/>
    <style:font-face style:name="Arial" svg:font-family="Arial"/>
    <style:font-face style:name="Arial Narrow" svg:font-family="'Arial Narrow'"/>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3.49pt"/>
    </style:style>
    <style:style style:name="co2" style:family="table-column">
      <style:table-column-properties fo:break-before="auto" style:column-width="171.55pt"/>
    </style:style>
    <style:style style:name="co3" style:family="table-column">
      <style:table-column-properties fo:break-before="auto" style:column-width="108.34pt"/>
    </style:style>
    <style:style style:name="co4" style:family="table-column">
      <style:table-column-properties fo:break-before="auto" style:column-width="181.3pt"/>
    </style:style>
    <style:style style:name="co5" style:family="table-column">
      <style:table-column-properties fo:break-before="auto" style:column-width="111.09pt"/>
    </style:style>
    <style:style style:name="co6" style:family="table-column">
      <style:table-column-properties fo:break-before="auto" style:column-width="142.41pt"/>
    </style:style>
    <style:style style:name="co7" style:family="table-column">
      <style:table-column-properties fo:break-before="auto" style:column-width="209.76pt"/>
    </style:style>
    <style:style style:name="co8" style:family="table-column">
      <style:table-column-properties fo:break-before="auto" style:column-width="100.69pt"/>
    </style:style>
    <style:style style:name="co9" style:family="table-column">
      <style:table-column-properties fo:break-before="auto" style:column-width="344.44pt"/>
    </style:style>
    <style:style style:name="co10" style:family="table-column">
      <style:table-column-properties fo:break-before="auto" style:column-width="70.16pt"/>
    </style:style>
    <style:style style:name="co11" style:family="table-column">
      <style:table-column-properties fo:break-before="auto" style:column-width="131.95pt"/>
    </style:style>
    <style:style style:name="co12" style:family="table-column">
      <style:table-column-properties fo:break-before="auto" style:column-width="420.21pt"/>
    </style:style>
    <style:style style:name="co13" style:family="table-column">
      <style:table-column-properties fo:break-before="auto" style:column-width="102.1pt"/>
    </style:style>
    <style:style style:name="co14" style:family="table-column">
      <style:table-column-properties fo:break-before="auto" style:column-width="427.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2.51pt" fo:break-before="auto" style:use-optimal-row-height="false"/>
    </style:style>
    <style:style style:name="ro4" style:family="table-row">
      <style:table-row-properties style:row-height="21.74pt" fo:break-before="auto" style:use-optimal-row-height="false"/>
    </style:style>
    <style:style style:name="ta1" style:family="table" style:master-page-name="PageStyle_5f_annotation">
      <style:table-properties table:display="true" style:writing-mode="lr-tb"/>
    </style:style>
    <style:style style:name="ta2" style:family="table" style:master-page-name="PageStyle_5f_stoten">
      <style:table-properties table:display="true" style:writing-mode="lr-tb"/>
    </style:style>
    <style:style style:name="ce1" style:family="table-cell" style:parent-style-name="Default">
      <style:table-cell-properties fo:background-color="#43434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order-bottom="0.74pt dotted #000000" fo:background-color="#8fa89d"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quot;Arial Narrow&quot;"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dotte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dotted #000000" fo:background-color="#986c7a"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quot;Arial Narrow&quot;"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7" style:family="table-cell" style:parent-style-name="Default">
      <style:table-cell-properties fo:border-bottom="0.74pt solid #000000" fo:background-color="#8fa7a8"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order-bottom="0.74pt dotted #00000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fo:border-bottom="none"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dotted #000000"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fo:border-bottom="0.74pt solid #000000"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fo:border-bottom="0.74pt solid #000000" fo:background-color="#66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fo:border-bottom="1.76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border-bottom="0.74pt solid #000000" fo:background-color="#b3d3c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dotted #000000" fo:background-color="#b3d3c5"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order-bottom="0.74pt dotte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0.74pt solid #000000" fo:background-color="#bf87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Default">
      <style:table-cell-properties fo:border-bottom="0.74pt dotted #000000" fo:background-color="#bf8799"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order-bottom="0.74pt solid #000000" fo:background-color="#b3d1d3"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ffffff"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order-bottom="0.74pt solid #000000" fo:background-color="#b3d1d3"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ffffff"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dotte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order-bottom="0.74pt dotte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74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 style:family="table-cell" style:parent-style-name="Default">
      <style:table-cell-properties fo:border-bottom="0.74pt solid #000000" fo:background-color="#9999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6" style:family="table-cell" style:parent-style-name="Default">
      <style:table-cell-properties fo:border-bottom="0.74pt solid #000000" fo:background-color="#d1e4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 style:family="table-cell" style:parent-style-name="Default">
      <style:table-cell-properties fo:border-bottom="0.74pt dotted #000000" fo:background-color="#d1e4dc"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order-bottom="0.74pt solid #000000" fo:background-color="#d8b7c1"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table-cell-properties fo:border-bottom="0.74pt solid #000000" fo:background-color="#d8b7c1"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6aa84f"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order-bottom="0.74pt dotted #000000" fo:background-color="#d8b7c1"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Default">
      <style:table-cell-properties fo:border-bottom="0.74pt solid #000000" fo:background-color="#c9dee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order-bottom="0.74pt solid #000000" fo:background-color="#c9dee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0.74pt solid #000000" fo:background-color="#c9dee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c9dee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order-bottom="0.74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fo:border-bottom="0.74pt solid #000000" fo:background-color="#b7b7b7"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9" style:family="table-cell" style:parent-style-name="Default">
      <style:table-cell-properties fo:border-bottom="0.74pt solid #000000" fo:background-color="#eff6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order-bottom="0.74pt solid #000000" fo:background-color="#eff6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6aa84f"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order-bottom="0.74pt solid #000000" fo:background-color="#eff6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0.74pt dotted #000000" fo:background-color="#eff6f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border-bottom="0.74pt solid #000000" fo:background-color="#ebdbe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0.74pt solid #000000" fo:background-color="#ebdbe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fo:border-bottom="0.74pt solid #000000" fo:background-color="#e8f1f1" style:diagonal-bl-tr="none" style:diagonal-tl-br="none" style:text-align-source="fix" style:repeat-content="false" fo:wrap-option="no-wrap" fo:border-left="none" style:direction="ltr" fo:border-right="0.74pt solid #000000" style:rotation-angle="0" style:rotation-align="none" style:shrink-to-fit="false" fo:border-top="0.74pt dotte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table-cell-properties fo:border-bottom="0.74pt solid #000000" fo:background-color="#e8f1f1"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8" style:family="table-cell" style:parent-style-name="Default">
      <style:table-cell-properties fo:border-bottom="0.74pt solid #000000" fo:background-color="#e8f1f1"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order-bottom="0.74pt solid #000000" fo:background-color="#e8f1f1"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ff0000" style:text-outline="false" style:text-line-through-style="none" style:text-line-through-type="none" style:font-name="&quot;Arial Narrow&quot;"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fo:border-bottom="0.74pt dotte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dotte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6" style:family="table-cell" style:parent-style-name="Default">
      <style:table-cell-properties fo:border-bottom="1.76pt solid #000000" style:diagonal-bl-tr="none" style:diagonal-tl-br="none" fo:border-left="0.74pt solid #000000"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6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fo:border-bottom="0.74pt dotte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dotted #000000" style:vertical-align="middle" loext:vertical-justify="auto"/>
      <style:paragraph-properties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fo:border-bottom="0.74pt solid #000000" style:diagonal-bl-tr="none" style:diagonal-tl-br="none" style:text-align-source="value-type" style:repeat-content="false" fo:wrap-option="no-wrap" fo:border-left="none" style:direction="ltr" fo:border-right="1.76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6aa84f"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93c47d"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9pt" fo:font-style="normal" fo:text-shadow="none" style:text-underline-style="solid" style:text-underline-width="auto" style:text-underline-color="font-color" fo:font-weight="normal" style:font-size-asian="9pt" style:font-style-asian="normal" style:font-weight-asian="normal" style:font-name-complex="Arial" style:font-size-complex="9pt" style:font-style-complex="normal" style:font-weight-complex="normal"/>
    </style:style>
    <style:style style:name="ce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T1" style:family="text">
      <style:text-properties style:text-position="0% 100%" style:font-style-complex="normal" style:font-style-asian="normal" style:font-weight-complex="normal" style:font-weight-asian="normal" style:font-size-complex="9pt" style:font-size-asian="9pt" style:font-name-complex="Arial" fo:color="#000000" fo:text-shadow="none" style:text-outline="false" fo:font-style="normal" style:text-line-through-type="none" style:text-underline-style="none" style:text-underline-color="font-color" fo:font-weight="normal" fo:font-size="9pt" style:font-name="Arial"/>
    </style:style>
    <style:style style:name="T2"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3" style:family="text">
      <style:text-properties fo:color="#000000" style:font-name="Arial" fo:font-size="9pt" fo:font-weight="normal" style:text-underline-style="none" style:text-underline-color="font-color" style:text-line-through-type="none" fo:font-style="italic" style:text-outline="false" fo:text-shadow="none" style:text-position="0% 100%" style:font-name-complex="Arial" style:font-size-asian="9pt" style:font-size-complex="9pt" style:font-weight-asian="normal" style:font-weight-complex="normal" style:font-style-asian="italic" style:font-style-complex="italic"/>
    </style:style>
    <style:style style:name="T4" style:family="text">
      <style:text-properties fo:color="#000000" style:font-name="Arial Narrow" style:font-style-asian="normal" style:font-weight-complex="normal" style:font-weight-asian="normal" style:font-size-complex="12pt" style:font-size-asian="12pt" style:text-position="0% 100%" fo:text-shadow="none" style:text-outline="false" fo:font-style="normal" style:text-line-through-type="none" style:text-underline-style="none" style:text-underline-color="font-color" fo:font-weight="normal" fo:font-size="12pt" style:font-style-complex="normal"/>
    </style:style>
    <style:style style:name="T5" style:family="text">
      <style:text-properties style:font-name="Arial Narrow" style:font-style-asian="normal" style:font-weight-complex="normal" style:font-weight-asian="normal" style:font-size-complex="12pt" style:font-size-asian="12pt" style:text-position="0% 100%" fo:text-shadow="none" style:text-outline="false" fo:font-style="normal" style:text-line-through-type="none" style:text-underline-style="none" style:text-underline-color="font-color" fo:font-weight="normal" fo:font-size="12pt" style:font-style-complex="normal" fo:color="#93c47d"/>
    </style:style>
    <style:style style:name="T6" style:family="text">
      <style:text-properties style:font-style-complex="normal" style:font-name="Arial" style:font-style-asian="normal" style:font-weight-complex="normal" style:font-weight-asian="normal" style:font-size-complex="9pt" style:font-size-asian="9pt" style:font-name-complex="Arial" style:text-position="0% 100%" fo:color="#000000" style:text-outline="false" fo:font-style="normal" style:text-line-through-type="none" style:text-underline-style="none" style:text-underline-color="font-color" fo:font-weight="normal" fo:font-size="9pt" fo:text-shadow="none"/>
    </style:style>
    <style:style style:name="T7" style:family="text">
      <style:text-properties style:font-style-complex="normal" style:font-name="Arial" style:font-style-asian="normal" style:font-weight-complex="normal" style:font-weight-asian="normal" style:font-size-complex="9pt" style:font-size-asian="9pt" style:font-name-complex="Arial" style:text-position="0% 100%" style:text-outline="false" fo:font-style="normal" style:text-line-through-type="none" style:text-underline-style="none" style:text-underline-color="font-color" fo:font-weight="normal" fo:font-size="9pt" fo:text-shadow="none" fo:color="#93c47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not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1014" table:default-cell-style-name="Default"/>
        <table:table-row table:style-name="ro1">
          <table:table-cell table:style-name="ce1" office:value-type="string" calcext:value-type="string" table:number-columns-spanned="2" table:number-rows-spanned="1">
            <text:p>Nivel 1</text:p>
          </table:table-cell>
          <table:covered-table-cell table:style-name="ce10"/>
          <table:table-cell table:style-name="ce18" office:value-type="string" calcext:value-type="string" table:number-columns-spanned="2" table:number-rows-spanned="1">
            <text:p>Nivel 2</text:p>
          </table:table-cell>
          <table:covered-table-cell table:style-name="ce10"/>
          <table:table-cell table:style-name="ce35" office:value-type="string" calcext:value-type="string" table:number-columns-spanned="2" table:number-rows-spanned="1">
            <text:p>Nivel 3</text:p>
          </table:table-cell>
          <table:covered-table-cell table:style-name="ce10"/>
          <table:table-cell table:style-name="ce48" office:value-type="string" calcext:value-type="string" table:number-columns-spanned="2" table:number-rows-spanned="1">
            <text:p>Nivel 4</text:p>
          </table:table-cell>
          <table:covered-table-cell table:style-name="ce10"/>
          <table:table-cell table:style-name="ce65" office:value-type="string" calcext:value-type="string" table:number-columns-spanned="1" table:number-rows-spanned="2">
            <text:p>EJEMPLO</text:p>
          </table:table-cell>
          <table:table-cell table:style-name="ce65" office:value-type="string" calcext:value-type="string" table:number-columns-spanned="1" table:number-rows-spanned="2">
            <text:p>OBSERVACIONES</text:p>
          </table:table-cell>
          <table:table-cell table:style-name="ce74" table:number-columns-repeated="19"/>
          <table:table-cell table:number-columns-repeated="995"/>
        </table:table-row>
        <table:table-row table:style-name="ro1">
          <table:table-cell table:style-name="ce2" office:value-type="string" calcext:value-type="string">
            <text:p>ETIQUETA</text:p>
          </table:table-cell>
          <table:table-cell table:style-name="ce11" office:value-type="string" calcext:value-type="string">
            <text:p>DESCRIPCIÓN</text:p>
          </table:table-cell>
          <table:table-cell table:style-name="ce19" office:value-type="string" calcext:value-type="string">
            <text:p>ETIQUETA</text:p>
          </table:table-cell>
          <table:table-cell table:style-name="ce11" office:value-type="string" calcext:value-type="string">
            <text:p>DESCRIPCIÓN</text:p>
          </table:table-cell>
          <table:table-cell table:style-name="ce19" office:value-type="string" calcext:value-type="string">
            <text:p>ETIQUETA</text:p>
          </table:table-cell>
          <table:table-cell table:style-name="ce19" office:value-type="string" calcext:value-type="string">
            <text:p>DESCRIPCIÓN</text:p>
          </table:table-cell>
          <table:table-cell table:style-name="ce19" office:value-type="string" calcext:value-type="string">
            <text:p>ETIQUETA</text:p>
          </table:table-cell>
          <table:table-cell table:style-name="ce2" office:value-type="string" calcext:value-type="string">
            <text:p><text:span text:style-name="T2">DESCRIPCIÓN</text:span></text:p>
            <text:p><text:span text:style-name="T3">Imágenes cuyo tema principal sea...</text:span></text:p>
          </table:table-cell>
          <table:covered-table-cell table:number-columns-repeated="2" table:style-name="ce66"/>
          <table:table-cell table:style-name="ce75" table:number-columns-repeated="19"/>
          <table:table-cell table:number-columns-repeated="995"/>
        </table:table-row>
        <table:table-row table:style-name="ro1">
          <table:table-cell table:style-name="ce3" office:value-type="string" calcext:value-type="string" table:number-columns-spanned="1" table:number-rows-spanned="26">
            <text:p>Ecosystem assets</text:p>
          </table:table-cell>
          <table:table-cell table:style-name="ce12" office:value-type="string" calcext:value-type="string" table:number-columns-spanned="1" table:number-rows-spanned="26">
            <text:p>Imágenes cuyo tema principal sean elementos naturales como: paisajes, bosques, ríos, animales, árboles, etc.</text:p>
          </table:table-cell>
          <table:table-cell table:style-name="ce20" office:value-type="string" calcext:value-type="string" table:number-columns-spanned="1" table:number-rows-spanned="15">
            <text:p>Land/seascapes</text:p>
          </table:table-cell>
          <table:table-cell table:style-name="ce29" office:value-type="string" calcext:value-type="string" table:number-columns-spanned="1" table:number-rows-spanned="15">
            <text:p>Imágenes cuyo tema principal sea la naturaleza en general, el paisaje. Por ejemplo: panorámica de unas montañas nevadas. La fotografía busca un plano general, captar el entorno, no un objeto específico.</text:p>
          </table:table-cell>
          <table:table-cell table:style-name="ce36" office:value-type="string" calcext:value-type="string" table:number-columns-spanned="1" table:number-rows-spanned="7">
            <text:p>Landforms</text:p>
          </table:table-cell>
          <table:table-cell table:style-name="ce29" office:value-type="string" calcext:value-type="string" table:number-columns-spanned="1" table:number-rows-spanned="7">
            <text:p>Imágenes cuyo tema principal sean las formaciones del terreno que se pueden encontrar en los distintos paisajes. Por ejemplo, un paisaje montañoso con lagunas de alta montaña, un paisaje costero en el que se observan bahías y playas, un paisaje en el que se observa el cauce de un río y la vegetación de ribera, etc.</text:p>
          </table:table-cell>
          <table:table-cell table:style-name="ce49" office:value-type="string" calcext:value-type="string">
            <text:p>Coastal and oceanic landforms</text:p>
          </table:table-cell>
          <table:table-cell table:style-name="ce60" office:value-type="string" calcext:value-type="string">
            <text:p>...formaciones costeras (ej. playas, cabos, acantilados)</text:p>
          </table:table-cell>
          <table:table-cell table:style-name="ce67" office:value-type="string" calcext:value-type="string">
            <text:p><text:a xlink:href="https://a.travel-assets.com/findyours-php/viewfinder/images/res70/95000/95988-Los-Gigantes.jpg" xlink:type="simple">https://a.travel-assets.com/findyours-php/viewfinder/images/res70/95000/95988-Los-Gigantes.jpg</text:a></text:p>
          </table:table-cell>
          <table:table-cell table:style-name="ce68" office:value-type="string" calcext:value-type="string">
            <text:p>En imágenes donde se aprecie tanto la costa como el mar, puede ser necesario etiquetar con "Coastal and oceanic landforms" y con "Ocean", si no hay otros temas principales.</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Continental plain</text:p>
          </table:table-cell>
          <table:table-cell table:style-name="ce61" office:value-type="string" calcext:value-type="string">
            <text:p>...llanura continental</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Erosion landforms</text:p>
          </table:table-cell>
          <table:table-cell table:style-name="ce61" office:value-type="string" calcext:value-type="string">
            <text:p>...formaciones erosivas (ej. zonas semi-áridas)</text:p>
          </table:table-cell>
          <table:table-cell table:style-name="ce69" office:value-type="string" calcext:value-type="string">
            <text:p><text:a xlink:href="https://myalmeria.com/public/data/images/originals/60e5dfc852a1b-dp-8126378.jpg" xlink:type="simple">https://myalmeria.com/public/data/images/originals/60e5dfc852a1b-dp-8126378.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Fluvial landform</text:p>
          </table:table-cell>
          <table:table-cell table:style-name="ce61" office:value-type="string" calcext:value-type="string">
            <text:p>...formaciones fluviales (ej. ríos, cascadas)</text:p>
          </table:table-cell>
          <table:table-cell table:style-name="ce69" office:value-type="string" calcext:value-type="string">
            <text:p><text:a xlink:href="https://i0.wp.com/milyunarutas.com/wp-content/uploads/IMG_8577.jpeg?resize=840%2C473&amp;ssl=1" xlink:type="simple">https://i0.wp.com/milyunarutas.com/wp-content/uploads/IMG_8577.jpeg?resize=840%2C473&amp;ssl=1</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Lacustrine landforms</text:p>
          </table:table-cell>
          <table:table-cell table:style-name="ce61" office:value-type="string" calcext:value-type="string">
            <text:p>...formaciones lacustres (ej. lagunas de alta montaña)</text:p>
          </table:table-cell>
          <table:table-cell table:style-name="ce69" office:value-type="string" calcext:value-type="string">
            <text:p><text:a xlink:href="https://lagunasdesierranevada.es/buscador-de-fotografias/entry/5925/" xlink:type="simple">https://lagunasdesierranevada.es/buscador-de-fotografias/entry/5925/</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Mountain and glacial landforms</text:p>
          </table:table-cell>
          <table:table-cell table:style-name="ce61" office:value-type="string" calcext:value-type="string">
            <text:p>...formaciones montañosas y glaciares (ej. fotos de alta montaña, circo glaciar) </text:p>
          </table:table-cell>
          <table:table-cell table:style-name="ce69" office:value-type="string" calcext:value-type="string">
            <text:p><text:a xlink:href="https://anillopicosdeeuropa.com/wp-content/uploads/2023/03/My-project-1-6.webp" xlink:type="simple">https://anillopicosdeeuropa.com/wp-content/uploads/2023/03/My-project-1-6.webp</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49" office:value-type="string" calcext:value-type="string">
            <text:p>Volcanic landform</text:p>
          </table:table-cell>
          <table:table-cell table:style-name="ce61" office:value-type="string" calcext:value-type="string">
            <text:p>...formaciones volcánicas (ej. fotos en las que se aprecie el cono volcánico, antiguos ríos de lava, etc.)</text:p>
          </table:table-cell>
          <table:table-cell table:style-name="ce69" office:value-type="string" calcext:value-type="string">
            <text:p><text:a xlink:href="https://www.flickr.com/photos/16110488@N06/29693791943" xlink:type="simple">https://www.flickr.com/photos/16110488@N06/29693791943</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6" office:value-type="string" calcext:value-type="string" table:number-columns-spanned="1" table:number-rows-spanned="3">
            <text:p>Other abiotic features</text:p>
          </table:table-cell>
          <table:table-cell table:style-name="ce45" office:value-type="string" calcext:value-type="string" table:number-columns-spanned="1" table:number-rows-spanned="3">
            <text:p>Imágenes cuyo tema principal sean otros elementos no contemplados en la etiqueta anterior. Concretamente, fotografías del cielo y el mar. También fotos de nieve en primer plano (copos de nieve, bolas de nieve), que no podemos ubicar en montaña y aplicar la etiqueta "Mountains and glaciar landforms"</text:p>
          </table:table-cell>
          <table:table-cell table:style-name="ce49" office:value-type="string" calcext:value-type="string">
            <text:p>Ocean</text:p>
          </table:table-cell>
          <table:table-cell table:style-name="ce61" office:value-type="string" calcext:value-type="string">
            <text:p>...el mar (ej. fotos del mar, o subacuáticas)</text:p>
          </table:table-cell>
          <table:table-cell table:style-name="ce69" office:value-type="string" calcext:value-type="string">
            <text:p><text:a xlink:href="https://2.bp.blogspot.com/-Ji-hAScskcw/WdFwA3hoJHI/AAAAAAAAtgw/Iw6EEO2pwjMXivuuFUqM5tnECsYKAY_iQCLcBGAs/s400/TEMPORAL%2BEN%2BEL%2BCANT%25C3%2581BRICO.%2B%2528Pinterest%2529.JPG" xlink:type="simple">https://2.bp.blogspot.com/-Ji-hAScskcw/WdFwA3hoJHI/AAAAAAAAtgw/Iw6EEO2pwjMXivuuFUqM5tnECsYKAY_iQCLcBGAs/s400/TEMPORAL%2BEN%2BEL%2BCANT%25C3%2581BRICO.%2B%2528Pinterest%2529.JPG</text:a></text:p>
          </table:table-cell>
          <table:table-cell table:style-name="ce68" office:value-type="string" calcext:value-type="string">
            <text:p>En imágenes donde se aprecie tanto la costa como el mar, puede ser necesario etiquetar con "Coastal and oceanic landforms" y con "Ocean", si no hay otros temas principales.</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Sky</text:p>
          </table:table-cell>
          <table:table-cell table:style-name="ce61" office:value-type="string" calcext:value-type="string">
            <text:p>...el cielo (ej. fotos de nubes)</text:p>
          </table:table-cell>
          <table:table-cell table:style-name="ce69" office:value-type="string" calcext:value-type="string">
            <text:p><text:a xlink:href="https://farm3.staticflickr.com/2827/13412633863_823356197e_o.jpg" xlink:type="simple">https://farm3.staticflickr.com/2827/13412633863_823356197e_o.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0" office:value-type="string" calcext:value-type="string">
            <text:p>Snow</text:p>
          </table:table-cell>
          <table:table-cell table:style-name="ce61" office:value-type="string" calcext:value-type="string">
            <text:p>...la nieve: tanto un paisaje nevado (en acompañamiento de la etiqueta "Mountains and glaciar landforms" si sabemos que es un entorno de montaña) como nieve en primer plano (ej. copos de nieve, bolas de nieve, nieve acumulada en un árbol, etc.), generalmente cuando no podemos ubicar la foto en un entorno de montaña y aplicar la etiqueta "Mountains and glaciar landforms".</text:p>
          </table:table-cell>
          <table:table-cell table:style-name="ce69" office:value-type="string" calcext:value-type="string">
            <text:p><text:a xlink:href="https://www.shutterstock.com/image-photo/snow-crawling-on-tree-white-260nw-1952420173.jpg" xlink:type="simple">https://www.shutterstock.com/image-photo/snow-crawling-on-tree-white-260nw-1952420173.jpg</text:a></text:p>
          </table:table-cell>
          <table:table-cell table:style-name="ce68" office:value-type="string" calcext:value-type="string">
            <text:p>Esta etiqueta se añade nueva (13/11/2024) porque hay muchas imágenes en las que el tema principal es la nieve y no existía una etiqueta específica para ello.</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6" office:value-type="string" calcext:value-type="string" table:number-columns-spanned="1" table:number-rows-spanned="5">
            <text:p>Vegetation and habitats</text:p>
          </table:table-cell>
          <table:table-cell table:style-name="ce29" office:value-type="string" calcext:value-type="string" table:number-columns-spanned="1" table:number-rows-spanned="5">
            <text:p>Imágenes cuyo tema principal sea la vegetación y/o hábitats en concreto (ej. bosques, tierras de cultivo).</text:p>
          </table:table-cell>
          <table:table-cell table:style-name="ce49" office:value-type="string" calcext:value-type="string">
            <text:p>Agricultural lands</text:p>
          </table:table-cell>
          <table:table-cell table:style-name="ce61" office:value-type="string" calcext:value-type="string">
            <text:p>...terrenos agrícolas (ej. fotos de cultivos agrícolas)</text:p>
          </table:table-cell>
          <table:table-cell table:style-name="ce69" office:value-type="string" calcext:value-type="string">
            <text:p><text:a xlink:href="https://memolaproject.eu/sites/default/files/files/img_9115w.jpg" xlink:type="simple">https://memolaproject.eu/sites/default/files/files/img_9115w.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Agroforestry</text:p>
          </table:table-cell>
          <table:table-cell table:style-name="ce61" office:value-type="string" calcext:value-type="string">
            <text:p>...sistemas agroforestales (ej. fotos donde se aprecie la combinación de cultivos agrícolas, árboles, pastos y/o animales)</text:p>
          </table:table-cell>
          <table:table-cell table:style-name="ce69" office:value-type="string" calcext:value-type="string">
            <text:p><text:a xlink:href="https://www.ruvival.de/wp-content/uploads/h5p/content/271/images/image-5891f6f9246db.jpg" xlink:type="simple">https://www.ruvival.de/wp-content/uploads/h5p/content/271/images/image-5891f6f9246db.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Desert</text:p>
          </table:table-cell>
          <table:table-cell table:style-name="ce61" office:value-type="string" calcext:value-type="string">
            <text:p>...zonas desérticas</text:p>
          </table:table-cell>
          <table:table-cell table:style-name="ce69" office:value-type="string" calcext:value-type="string">
            <text:p><text:a xlink:href="https://es.wikipedia.org/wiki/Desierto_de_Tabernas#/media/Archivo:Amanecer_en_el_desierto.jpg" xlink:type="simple">https://es.wikipedia.org/wiki/Desierto_de_Tabernas#/media/Archivo:Amanecer_en_el_desierto.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Forest lands</text:p>
          </table:table-cell>
          <table:table-cell table:style-name="ce61" office:value-type="string" calcext:value-type="string">
            <text:p>...bosques</text:p>
          </table:table-cell>
          <table:table-cell table:style-name="ce69" office:value-type="string" calcext:value-type="string">
            <text:p><text:a xlink:href="https://guiadeasturias.com/wp-content/uploads/2017/12/pome-2.jpg" xlink:type="simple">https://guiadeasturias.com/wp-content/uploads/2017/12/pome-2.jpg</text:a></text:p>
          </table:table-cell>
          <table:table-cell table:style-name="ce68"/>
          <table:table-cell table:number-columns-repeated="1014"/>
        </table:table-row>
        <table:table-row table:style-name="ro1">
          <table:covered-table-cell table:style-name="ce4"/>
          <table:covered-table-cell table:style-name="ce13"/>
          <table:covered-table-cell table:style-name="ce22"/>
          <table:covered-table-cell table:style-name="ce31"/>
          <table:covered-table-cell table:style-name="ce22"/>
          <table:covered-table-cell table:style-name="ce31"/>
          <table:table-cell table:style-name="ce49" office:value-type="string" calcext:value-type="string">
            <text:p>Marine</text:p>
          </table:table-cell>
          <table:table-cell table:style-name="ce61" office:value-type="string" calcext:value-type="string">
            <text:p>...marinos (ej. fotos del mar con elementos vivos)</text:p>
          </table:table-cell>
          <table:table-cell table:style-name="ce69" office:value-type="string" calcext:value-type="string">
            <text:p><text:a xlink:href="https://pixabay.com/es/photos/mar-delf%C3%ADn-mam%C3%ADferos-marinos-nadar-2532974/" xlink:type="simple">https://pixabay.com/es/photos/mar-delf%C3%ADn-mam%C3%ADferos-marinos-nadar-2532974/</text:a></text:p>
          </table:table-cell>
          <table:table-cell table:style-name="ce68" office:value-type="string" calcext:value-type="string">
            <text:p>No confundir con las etiquetas "Coastal and oceanic landforms" y "Ocean" (sentido más abiótico). Como este nivel hace referencia a hábitats, sólo utilizaremos esta etiqueta cuando haya elementos vivos en la foto.</text:p>
          </table:table-cell>
          <table:table-cell table:number-columns-repeated="1014"/>
        </table:table-row>
        <table:table-row table:style-name="ro1">
          <table:covered-table-cell table:style-name="ce4"/>
          <table:covered-table-cell table:style-name="ce13"/>
          <table:table-cell table:style-name="ce23" office:value-type="string" calcext:value-type="string" table:number-columns-spanned="1" table:number-rows-spanned="11">
            <text:p>Species</text:p>
          </table:table-cell>
          <table:table-cell table:style-name="ce32" office:value-type="string" calcext:value-type="string" table:number-columns-spanned="1" table:number-rows-spanned="11">
            <text:p><text:span text:style-name="T1">Imágenes cuyo tema principal sean las especies (animales, plantas, hongos) o elementos de ellos (ej. una flor). La fotografía busca primeros planos o planos a media distancia.</text:span></text:p>
          </table:table-cell>
          <table:table-cell table:style-name="ce36" office:value-type="string" calcext:value-type="string" table:number-columns-spanned="1" table:number-rows-spanned="7">
            <text:p>Animals</text:p>
          </table:table-cell>
          <table:table-cell table:style-name="ce29" office:value-type="string" calcext:value-type="string" table:number-columns-spanned="1" table:number-rows-spanned="7">
            <text:p>Imágenes cuyo tema principal sean los animales o elementos de ellos.</text:p>
          </table:table-cell>
          <table:table-cell table:style-name="ce49" office:value-type="string" calcext:value-type="string">
            <text:p>Arthropoda</text:p>
          </table:table-cell>
          <table:table-cell table:style-name="ce61" office:value-type="string" calcext:value-type="string">
            <text:p>...artrópodos (ej. foto de una mariposa)</text:p>
          </table:table-cell>
          <table:table-cell table:style-name="ce69" office:value-type="string" calcext:value-type="string">
            <text:p><text:a xlink:href="https://www.granadahoy.com/2019/11/09/sierra_nevada/mariposa-Parnassius-nevadensis-Sierra-Nevada_1408369893_112382297_667x375.jpg" xlink:type="simple">https://www.granadahoy.com/2019/11/09/sierra_nevada/mariposa-Parnassius-nevadensis-Sierra-Nevada_1408369893_112382297_667x375.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Chordata</text:p>
          </table:table-cell>
          <table:table-cell table:style-name="ce61" office:value-type="string" calcext:value-type="string">
            <text:p>...animales cordados (ej. foto de una cabra montés)</text:p>
          </table:table-cell>
          <table:table-cell table:style-name="ce69" office:value-type="string" calcext:value-type="string">
            <text:p><text:a xlink:href="https://www.miteco.gob.es/es/parques-nacionales-oapn/red-parques-nacionales/parques-nacionales/sierra-nevada/visita-virtual/fauna/cabra-montes/_jcr_content/root/container/container-main/container-content/image2.coreimg.jpeg/1688402292807/011-tcm30-69149.jpeg" xlink:type="simple">https://www.miteco.gob.es/es/parques-nacionales-oapn/red-parques-nacionales/parques-nacionales/sierra-nevada/visita-virtual/fauna/cabra-montes/_jcr_content/root/container/container-main/container-content/image2.coreimg.jpeg/1688402292807/011-tcm30-69149.jpe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Cnidaria</text:p>
          </table:table-cell>
          <table:table-cell table:style-name="ce61" office:value-type="string" calcext:value-type="string">
            <text:p>...animales cnidarios (ej. foto de una anémona)</text:p>
          </table:table-cell>
          <table:table-cell table:style-name="ce69" office:value-type="string" calcext:value-type="string">
            <text:p><text:a xlink:href="https://cabodegata.net/wp-content/uploads/2020/05/anemona-comun.jpg" xlink:type="simple">https://cabodegata.net/wp-content/uploads/2020/05/anemona-comun.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Echinodermata</text:p>
          </table:table-cell>
          <table:table-cell table:style-name="ce61" office:value-type="string" calcext:value-type="string">
            <text:p>...animales equinodermos (ej. foto de una estrella de mar)</text:p>
          </table:table-cell>
          <table:table-cell table:style-name="ce69" office:value-type="string" calcext:value-type="string">
            <text:p><text:a xlink:href="https://www.parquenatural.com/static/fotos/contenido/estrellademar.jpg" xlink:type="simple">https://www.parquenatural.com/static/fotos/contenido/estrellademar.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49" office:value-type="string" calcext:value-type="string">
            <text:p>Mollusca</text:p>
          </table:table-cell>
          <table:table-cell table:style-name="ce61" office:value-type="string" calcext:value-type="string">
            <text:p>...moluscos (ej. Pyrenaearia)</text:p>
          </table:table-cell>
          <table:table-cell table:style-name="ce69" office:value-type="string" calcext:value-type="string">
            <text:p><text:a xlink:href="https://imagenes.heraldo.es/files/image_990_v3/files/fp/uploads/imagenes/2011/04/04/_12069197_291edd57.r_d.288-196.jpg" xlink:type="simple">https://imagenes.heraldo.es/files/image_990_v3/files/fp/uploads/imagenes/2011/04/04/_12069197_291edd57.r_d.288-196.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1" office:value-type="string" calcext:value-type="string">
            <text:p>Nematoda</text:p>
          </table:table-cell>
          <table:table-cell table:style-name="ce61"/>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1" office:value-type="string" calcext:value-type="string">
            <text:p>Platyhelminthes</text:p>
          </table:table-cell>
          <table:table-cell table:style-name="ce61"/>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6" office:value-type="string" calcext:value-type="string" table:number-columns-spanned="1" table:number-rows-spanned="2">
            <text:p>Fungus</text:p>
          </table:table-cell>
          <table:table-cell table:style-name="ce29" office:value-type="string" calcext:value-type="string" table:number-columns-spanned="1" table:number-rows-spanned="2">
            <text:p>Imágenes cuyo tema principal sean los hongos o elementos de ellos.</text:p>
          </table:table-cell>
          <table:table-cell table:style-name="ce49" office:value-type="string" calcext:value-type="string">
            <text:p>Ascomycota</text:p>
          </table:table-cell>
          <table:table-cell table:style-name="ce61" office:value-type="string" calcext:value-type="string">
            <text:p>...ascomicetos</text:p>
          </table:table-cell>
          <table:table-cell table:style-name="ce69" office:value-type="string" calcext:value-type="string">
            <text:p><text:a xlink:href="https://cdn.britannica.com/67/198867-050-EEB65FB5/morel-mushroom-forest-floor.jpg" xlink:type="simple">https://cdn.britannica.com/67/198867-050-EEB65FB5/morel-mushroom-forest-floor.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49" office:value-type="string" calcext:value-type="string">
            <text:p>Basidiomycota</text:p>
          </table:table-cell>
          <table:table-cell table:style-name="ce61" office:value-type="string" calcext:value-type="string">
            <text:p>...basidiomicetos</text:p>
          </table:table-cell>
          <table:table-cell table:style-name="ce69" office:value-type="string" calcext:value-type="string">
            <text:p><text:a xlink:href="https://basidio.org/slider-images/slide-1.jpg" xlink:type="simple">https://basidio.org/slider-images/slide-1.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7" office:value-type="string" calcext:value-type="string" table:number-columns-spanned="1" table:number-rows-spanned="2">
            <text:p>Plants</text:p>
          </table:table-cell>
          <table:table-cell table:style-name="ce32" office:value-type="string" calcext:value-type="string" table:number-columns-spanned="1" table:number-rows-spanned="2">
            <text:p>Imágenes cuyo tema principal sean las plantas o elementos de ellas.</text:p>
          </table:table-cell>
          <table:table-cell table:style-name="ce49" office:value-type="string" calcext:value-type="string">
            <text:p>flowers</text:p>
          </table:table-cell>
          <table:table-cell table:style-name="ce61" office:value-type="string" calcext:value-type="string">
            <text:p>...flores</text:p>
          </table:table-cell>
          <table:table-cell table:style-name="ce69" office:value-type="string" calcext:value-type="string">
            <text:p><text:a xlink:href="https://farm6.staticflickr.com/5349/17488207338_432282bf79_z.jpg" xlink:type="simple">https://farm6.staticflickr.com/5349/17488207338_432282bf79_z.jpg</text:a></text:p>
          </table:table-cell>
          <table:table-cell table:style-name="ce68"/>
          <table:table-cell table:number-columns-repeated="1014"/>
        </table:table-row>
        <table:table-row table:style-name="ro1">
          <table:covered-table-cell table:style-name="ce5"/>
          <table:covered-table-cell table:style-name="ce14"/>
          <table:covered-table-cell table:style-name="ce24"/>
          <table:covered-table-cell table:style-name="ce33"/>
          <table:covered-table-cell table:style-name="ce24"/>
          <table:covered-table-cell table:style-name="ce33"/>
          <table:table-cell table:style-name="ce52" office:value-type="string" calcext:value-type="string">
            <text:p>fruits</text:p>
          </table:table-cell>
          <table:table-cell table:style-name="ce62" office:value-type="string" calcext:value-type="string">
            <text:p>...frutos</text:p>
          </table:table-cell>
          <table:table-cell table:style-name="ce70" office:value-type="string" calcext:value-type="string">
            <text:p><text:a xlink:href="https://theoriginalgarden.com/Argazkiak/Fotos/Peques/PINUSPINEAPinopinonero_2.jpg" xlink:type="simple">https://theoriginalgarden.com/Argazkiak/Fotos/Peques/PINUSPINEAPinopinonero_2.jpg</text:a></text:p>
          </table:table-cell>
          <table:table-cell table:style-name="ce68"/>
          <table:table-cell table:number-columns-repeated="1014"/>
        </table:table-row>
        <table:table-row table:style-name="ro1">
          <table:table-cell table:style-name="ce6" office:value-type="string" calcext:value-type="string" table:number-columns-spanned="1" table:number-rows-spanned="76">
            <text:p>Human assets</text:p>
          </table:table-cell>
          <table:table-cell table:style-name="ce12" office:value-type="string" calcext:value-type="string" table:number-columns-spanned="1" table:number-rows-spanned="76">
            <text:p>Imágenes cuyo tema principal sean elementos de construcción humana como carreteras, comercios, mobiliario urbano y otras infraestructuras.</text:p>
          </table:table-cell>
          <table:table-cell table:style-name="ce25" office:value-type="string" calcext:value-type="string" table:number-columns-spanned="1" table:number-rows-spanned="25">
            <text:p>Accessibility</text:p>
          </table:table-cell>
          <table:table-cell table:style-name="ce29" office:value-type="string" calcext:value-type="string" table:number-columns-spanned="1" table:number-rows-spanned="25">
            <text:p>Imágenes cuyo tema principal sean elementos o insfraestructuras relacionadas con la accesibilidad (ej. puente, carretera, camino, coche, etc.).</text:p>
          </table:table-cell>
          <table:table-cell table:style-name="ce38" office:value-type="string" calcext:value-type="string" table:number-columns-spanned="1" table:number-rows-spanned="3">
            <text:p>Bridge</text:p>
          </table:table-cell>
          <table:table-cell table:style-name="ce29" office:value-type="string" calcext:value-type="string" table:number-columns-spanned="1" table:number-rows-spanned="3">
            <text:p>Imágenes cuyo tema principal sean puentes.</text:p>
          </table:table-cell>
          <table:table-cell table:style-name="ce53" office:value-type="string" calcext:value-type="string">
            <text:p>Bridge</text:p>
          </table:table-cell>
          <table:table-cell table:style-name="ce60" office:value-type="string" calcext:value-type="string">
            <text:p>...puente</text:p>
          </table:table-cell>
          <table:table-cell table:style-name="ce67" office:value-type="string" calcext:value-type="string">
            <text:p><text:a xlink:href="https://www.adurcal.com/enlaces/mancomunidad/guia/lecrin/talara/fotos/pano8.jpg" xlink:type="simple">https://www.adurcal.com/enlaces/mancomunidad/guia/lecrin/talara/fotos/pano8.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rope bridge</text:p>
          </table:table-cell>
          <table:table-cell table:style-name="ce61" office:value-type="string" calcext:value-type="string">
            <text:p>...puente de cuerda</text:p>
          </table:table-cell>
          <table:table-cell table:style-name="ce69" office:value-type="string" calcext:value-type="string">
            <text:p><text:a xlink:href="https://upload.wikimedia.org/wikipedia/commons/thumb/f/f7/Inka_suspension_bridge_Qeswachaka_DSC_2730.jpg/1024px-Inka_suspension_bridge_Qeswachaka_DSC_2730.jpg" xlink:type="simple">https://upload.wikimedia.org/wikipedia/commons/thumb/f/f7/Inka_suspension_bridge_Qeswachaka_DSC_2730.jpg/1024px-Inka_suspension_bridge_Qeswachaka_DSC_2730.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3" office:value-type="string" calcext:value-type="string">
            <text:p>suspension bridge</text:p>
          </table:table-cell>
          <table:table-cell table:style-name="ce61" office:value-type="string" calcext:value-type="string">
            <text:p>...puente colgante</text:p>
          </table:table-cell>
          <table:table-cell table:style-name="ce69" office:value-type="string" calcext:value-type="string">
            <text:p><text:a xlink:href="https://sh-assets.holidu.com/imagecache/blog-photos/4333_Fill_670_0.jpg" xlink:type="simple">https://sh-assets.holidu.com/imagecache/blog-photos/4333_Fill_670_0.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8" office:value-type="string" calcext:value-type="string" table:number-columns-spanned="1" table:number-rows-spanned="3">
            <text:p>Roads</text:p>
          </table:table-cell>
          <table:table-cell table:style-name="ce29" office:value-type="string" calcext:value-type="string" table:number-columns-spanned="1" table:number-rows-spanned="3">
            <text:p>Imágenes cuyo tema principal sean carreteras.</text:p>
          </table:table-cell>
          <table:table-cell table:style-name="ce53" office:value-type="string" calcext:value-type="string">
            <text:p>desert road</text:p>
          </table:table-cell>
          <table:table-cell table:style-name="ce61" office:value-type="string" calcext:value-type="string">
            <text:p>...carretera desértica</text:p>
          </table:table-cell>
          <table:table-cell table:style-name="ce69" office:value-type="string" calcext:value-type="string">
            <text:p><text:a xlink:href="https://thumbs.dreamstime.com/b/carretera-solitaria-que-conduce-al-desierto-de-tabernas-en-andalusia-una-210213350.jpg" xlink:type="simple">https://thumbs.dreamstime.com/b/carretera-solitaria-que-conduce-al-desierto-de-tabernas-en-andalusia-una-210213350.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field road</text:p>
          </table:table-cell>
          <table:table-cell table:style-name="ce61" office:value-type="string" calcext:value-type="string">
            <text:p>...carretera de campo</text:p>
          </table:table-cell>
          <table:table-cell table:style-name="ce69" office:value-type="string" calcext:value-type="string">
            <text:p><text:a xlink:href="https://mh-1-banco-de-imagen.panthermedia.net/media/previews/0006000000/06718000/~carretera-campestre-con-vistas-alpinas-en_06718387_high.jpg" xlink:type="simple">https://mh-1-banco-de-imagen.panthermedia.net/media/previews/0006000000/06718000/~carretera-campestre-con-vistas-alpinas-en_06718387_high.jpg</text:a></text:p>
          </table:table-cell>
          <table:table-cell table:style-name="ce68" office:value-type="string" calcext:value-type="string">
            <text:p>Como no hay una subetiqueta "mountain road", cuando haya una imagen de una carretera de montaña etiquetar como "Roads" (level 3)</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3" office:value-type="string" calcext:value-type="string">
            <text:p>forest road</text:p>
          </table:table-cell>
          <table:table-cell table:style-name="ce61" office:value-type="string" calcext:value-type="string">
            <text:p>...carretera forestal</text:p>
          </table:table-cell>
          <table:table-cell table:style-name="ce69" office:value-type="string" calcext:value-type="string">
            <text:p><text:a xlink:href="https://encrypted-tbn0.gstatic.com/images?q=tbn:ANd9GcTZUIt-sandALdxZ9FzXuafKztgHWv2bBUNwQ&amp;usqp=CAU" xlink:type="simple">https://encrypted-tbn0.gstatic.com/images?q=tbn:ANd9GcTZUIt-sandALdxZ9FzXuafKztgHWv2bBUNwQ&amp;usqp=CAU</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8" office:value-type="string" calcext:value-type="string" table:number-columns-spanned="1" table:number-rows-spanned="4">
            <text:p>Tracks and trails</text:p>
          </table:table-cell>
          <table:table-cell table:style-name="ce29" office:value-type="string" calcext:value-type="string" table:number-columns-spanned="1" table:number-rows-spanned="4">
            <text:p>Imágenes cuyo tema principal sean caminos, senderos, pistas forestales, etc.</text:p>
          </table:table-cell>
          <table:table-cell table:style-name="ce53" office:value-type="string" calcext:value-type="string">
            <text:p>boardwalk</text:p>
          </table:table-cell>
          <table:table-cell table:style-name="ce61" office:value-type="string" calcext:value-type="string">
            <text:p>...paseo entablado</text:p>
          </table:table-cell>
          <table:table-cell table:style-name="ce69" office:value-type="string" calcext:value-type="string">
            <text:p><text:a xlink:href="https://lp-cms-production.imgix.net/2022-06/Spain-Tenerife-Thierry-Hebbelinck-GettyImages-1207115232-RFE.jpg?auto=compress&amp;fit=crop&amp;format=auto&amp;q=50&amp;w=1200&amp;h=800" xlink:type="simple">https://lp-cms-production.imgix.net/2022-06/Spain-Tenerife-Thierry-Hebbelinck-GettyImages-1207115232-RFE.jpg?auto=compress&amp;fit=crop&amp;format=auto&amp;q=50&amp;w=1200&amp;h=800</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forest path</text:p>
          </table:table-cell>
          <table:table-cell table:style-name="ce61" office:value-type="string" calcext:value-type="string">
            <text:p>...pista/camino forestal</text:p>
          </table:table-cell>
          <table:table-cell table:style-name="ce69" office:value-type="string" calcext:value-type="string">
            <text:p><text:a xlink:href="https://img.freepik.com/fotos-premium/senderismo-pista-forestal-cupula-bosque-bosque-hayas-cea-asturias_72928-114.jpg" xlink:type="simple">https://img.freepik.com/fotos-premium/senderismo-pista-forestal-cupula-bosque-bosque-hayas-cea-asturias_72928-114.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mountain path</text:p>
          </table:table-cell>
          <table:table-cell table:style-name="ce61" office:value-type="string" calcext:value-type="string">
            <text:p>...camino/sendero de montaña</text:p>
          </table:table-cell>
          <table:table-cell table:style-name="ce69" office:value-type="string" calcext:value-type="string">
            <text:p><text:a xlink:href="https://multimedia.andalucia.org/fotos/image_161016.jpeg" xlink:type="simple">https://multimedia.andalucia.org/fotos/image_161016.jpe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3" office:value-type="string" calcext:value-type="string">
            <text:p>pier</text:p>
          </table:table-cell>
          <table:table-cell table:style-name="ce61" office:value-type="string" calcext:value-type="string">
            <text:p>...muelle</text:p>
          </table:table-cell>
          <table:table-cell table:style-name="ce69" office:value-type="string" calcext:value-type="string">
            <text:p><text:a xlink:href="https://previews.123rf.com/images/monysasi/monysasi1305/monysasi130500110/20012720-muelle-de-madera-en-la-playa-de-marbella-un-pueblo-de-m%C3%A1laga-andaluc%C3%ADa-espa%C3%B1a.jpg" xlink:type="simple">https://previews.123rf.com/images/monysasi/monysasi1305/monysasi130500110/20012720-muelle-de-madera-en-la-playa-de-marbella-un-pueblo-de-m%C3%A1laga-andaluc%C3%ADa-espa%C3%B1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8" office:value-type="string" calcext:value-type="string" table:number-columns-spanned="1" table:number-rows-spanned="15">
            <text:p>Vehicle</text:p>
          </table:table-cell>
          <table:table-cell table:style-name="ce29" office:value-type="string" calcext:value-type="string" table:number-columns-spanned="1" table:number-rows-spanned="15">
            <text:p>Imágenes cuyo tema principal sean vehículos de cualquier tipo (autobús, coche, tren, moto, etc.).</text:p>
          </table:table-cell>
          <table:table-cell table:style-name="ce53" office:value-type="string" calcext:value-type="string">
            <text:p>bus</text:p>
          </table:table-cell>
          <table:table-cell table:style-name="ce61" office:value-type="string" calcext:value-type="string">
            <text:p>...autobús</text:p>
          </table:table-cell>
          <table:table-cell table:style-name="ce69" office:value-type="string" calcext:value-type="string">
            <text:p><text:a xlink:href="https://www.granadadirect.com/images/sierranevada/autobuses-de-sierra-nevada.jpg" xlink:type="simple">https://www.granadadirect.com/images/sierranevada/autobuses-de-sierra-nevad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cab</text:p>
          </table:table-cell>
          <table:table-cell table:style-name="ce61" office:value-type="string" calcext:value-type="string">
            <text:p>...taxi</text:p>
          </table:table-cell>
          <table:table-cell table:style-name="ce69" office:value-type="string" calcext:value-type="string">
            <text:p><text:a xlink:href="https://www.officialtaxitenerife.com/wordpress/wp-content/uploads/2016/01/teide-1.jpg" xlink:type="simple">https://www.officialtaxitenerife.com/wordpress/wp-content/uploads/2016/01/teide-1.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car</text:p>
          </table:table-cell>
          <table:table-cell table:style-name="ce61" office:value-type="string" calcext:value-type="string">
            <text:p>...coche</text:p>
          </table:table-cell>
          <table:table-cell table:style-name="ce69" office:value-type="string" calcext:value-type="string">
            <text:p><text:a xlink:href="https://c8.alamy.com/compes/bmnred/sierra-nevada-coche-rojo-bmnred.jpg" xlink:type="simple">https://c8.alamy.com/compes/bmnred/sierra-nevada-coche-rojo-bmnred.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minibus</text:p>
          </table:table-cell>
          <table:table-cell table:style-name="ce61" office:value-type="string" calcext:value-type="string">
            <text:p>...minibús</text:p>
          </table:table-cell>
          <table:table-cell table:style-name="ce69" office:value-type="string" calcext:value-type="string">
            <text:p><text:a xlink:href="https://www.elindependientedegranada.es/sites/default/files/styles/large/public/ciudadania/whatsapp_image_2020-07-01_at_13.25.26.jpeg?itok=75vySqXB" xlink:type="simple">https://www.elindependientedegranada.es/sites/default/files/styles/large/public/ciudadania/whatsapp_image_2020-07-01_at_13.25.26.jpeg?itok=75vySqXB</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minivan</text:p>
          </table:table-cell>
          <table:table-cell table:style-name="ce61" office:value-type="string" calcext:value-type="string">
            <text:p>...camioneta/furgoneta</text:p>
          </table:table-cell>
          <table:table-cell table:style-name="ce69" office:value-type="string" calcext:value-type="string">
            <text:p><text:a xlink:href="https://es.triptenerife.com/wp-content/uploads/2022/11/ctt-1.jpg" xlink:type="simple">https://es.triptenerife.com/wp-content/uploads/2022/11/ctt-1.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moped</text:p>
          </table:table-cell>
          <table:table-cell table:style-name="ce61" office:value-type="string" calcext:value-type="string">
            <text:p>...ciclomotor</text:p>
          </table:table-cell>
          <table:table-cell table:style-name="ce69" office:value-type="string" calcext:value-type="string">
            <text:p><text:a xlink:href="https://monteperdidoextrem.com/wp-content/uploads/2021/04/efun-puma-pirineo-sobrarbe-espierba.jpg" xlink:type="simple">https://monteperdidoextrem.com/wp-content/uploads/2021/04/efun-puma-pirineo-sobrarbe-espierb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motor scooter</text:p>
          </table:table-cell>
          <table:table-cell table:style-name="ce61" office:value-type="string" calcext:value-type="string">
            <text:p>..scooter</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4" office:value-type="string" calcext:value-type="string">
            <text:p>motor scooter, motorcycle</text:p>
          </table:table-cell>
          <table:table-cell table:style-name="ce61" office:value-type="string" calcext:value-type="string">
            <text:p>...scooter, motocicleta</text:p>
          </table:table-cell>
          <table:table-cell table:style-name="ce68"/>
          <table:table-cell table:style-name="ce68" office:value-type="string" calcext:value-type="string">
            <text:p>No entiendo esta categoría, agrupa varias que ya vienen por separado</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motorbike</text:p>
          </table:table-cell>
          <table:table-cell table:style-name="ce61" office:value-type="string" calcext:value-type="string">
            <text:p>...moto</text:p>
          </table:table-cell>
          <table:table-cell table:style-name="ce69" office:value-type="string" calcext:value-type="string">
            <text:p><text:a xlink:href="https://www.motociclismo.es/uploads/s1/82/57/04/5/las-mejores-rutas-en-moto-por-los-pirineos-andorra.jpeg" xlink:type="simple">https://www.motociclismo.es/uploads/s1/82/57/04/5/las-mejores-rutas-en-moto-por-los-pirineos-andorra.jpe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motorcycle</text:p>
          </table:table-cell>
          <table:table-cell table:style-name="ce61" office:value-type="string" calcext:value-type="string">
            <text:p>...motocicleta</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passenger car</text:p>
          </table:table-cell>
          <table:table-cell table:style-name="ce61" office:value-type="string" calcext:value-type="string">
            <text:p>..turismo</text:p>
          </table:table-cell>
          <table:table-cell table:style-name="ce69" office:value-type="string" calcext:value-type="string">
            <text:p><text:a xlink:href="https://c8.alamy.com/compes/bmnred/sierra-nevada-coche-rojo-bmnred.jpg" xlink:type="simple">https://c8.alamy.com/compes/bmnred/sierra-nevada-coche-rojo-bmnred.jpg</text:a></text:p>
          </table:table-cell>
          <table:table-cell table:style-name="ce68" office:value-type="string" calcext:value-type="string">
            <text:p>Sinónimo de la subetiqueta "coche"</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recreational vehicle</text:p>
          </table:table-cell>
          <table:table-cell table:style-name="ce61" office:value-type="string" calcext:value-type="string">
            <text:p>...autocaravana</text:p>
          </table:table-cell>
          <table:table-cell table:style-name="ce69" office:value-type="string" calcext:value-type="string">
            <text:p><text:a xlink:href="https://www.karavan.es/wp-content/uploads/2020/01/sierra-nevada.jpg" xlink:type="simple">https://www.karavan.es/wp-content/uploads/2020/01/sierra-nevad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streetcar</text:p>
          </table:table-cell>
          <table:table-cell table:style-name="ce61" office:value-type="string" calcext:value-type="string">
            <text:p>...tranvía</text:p>
          </table:table-cell>
          <table:table-cell table:style-name="ce69" office:value-type="string" calcext:value-type="string">
            <text:p><text:a xlink:href="https://imagenes.diariodenavarra.es/files/image_477_265/uploads/2017/01/26/60b0eeb52a840.jpeg" xlink:type="simple">https://imagenes.diariodenavarra.es/files/image_477_265/uploads/2017/01/26/60b0eeb52a840.jpe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train</text:p>
          </table:table-cell>
          <table:table-cell table:style-name="ce61" office:value-type="string" calcext:value-type="string">
            <text:p>...tren</text:p>
          </table:table-cell>
          <table:table-cell table:style-name="ce69" office:value-type="string" calcext:value-type="string">
            <text:p><text:a xlink:href="https://estaticosgn-cdn.deia.eus/clip/313143fc-2bf3-45ca-a262-927fd6411570_16-9-discover-aspect-ratio_default_0.jpg" xlink:type="simple">https://estaticosgn-cdn.deia.eus/clip/313143fc-2bf3-45ca-a262-927fd6411570_16-9-discover-aspect-ratio_default_0.jpg</text:a></text:p>
          </table:table-cell>
          <table:table-cell table:style-name="ce68"/>
          <table:table-cell table:number-columns-repeated="1014"/>
        </table:table-row>
        <table:table-row table:style-name="ro1">
          <table:covered-table-cell table:style-name="ce4"/>
          <table:covered-table-cell table:style-name="ce13"/>
          <table:covered-table-cell table:style-name="ce22"/>
          <table:covered-table-cell table:style-name="ce31"/>
          <table:covered-table-cell table:style-name="ce22"/>
          <table:covered-table-cell table:style-name="ce31"/>
          <table:table-cell table:style-name="ce53" office:value-type="string" calcext:value-type="string">
            <text:p>truck</text:p>
          </table:table-cell>
          <table:table-cell table:style-name="ce61" office:value-type="string" calcext:value-type="string">
            <text:p>...camión</text:p>
          </table:table-cell>
          <table:table-cell table:style-name="ce69" office:value-type="string" calcext:value-type="string">
            <text:p><text:a xlink:href="https://imagenes.diariodenavarra.es/files/image_477_265/uploads/2017/03/26/60b16bf9162ee.jpeg" xlink:type="simple">https://imagenes.diariodenavarra.es/files/image_477_265/uploads/2017/03/26/60b16bf9162ee.jpeg</text:a></text:p>
          </table:table-cell>
          <table:table-cell table:style-name="ce68"/>
          <table:table-cell table:number-columns-repeated="1014"/>
        </table:table-row>
        <table:table-row table:style-name="ro1">
          <table:covered-table-cell table:style-name="ce4"/>
          <table:covered-table-cell table:style-name="ce13"/>
          <table:table-cell table:style-name="ce25" office:value-type="string" calcext:value-type="string" table:number-columns-spanned="1" table:number-rows-spanned="46">
            <text:p>Urban</text:p>
          </table:table-cell>
          <table:table-cell table:style-name="ce29" office:value-type="string" calcext:value-type="string" table:number-columns-spanned="1" table:number-rows-spanned="46">
            <text:p>Imágenes cuyo tema principal sean los elementos urbanos (alojamientos, comercios, jardines, pueblos, ciudades, mobiliario urbano, etc.)</text:p>
          </table:table-cell>
          <table:table-cell table:style-name="ce38" office:value-type="string" calcext:value-type="string" table:number-columns-spanned="1" table:number-rows-spanned="25">
            <text:p>Accommodation</text:p>
          </table:table-cell>
          <table:table-cell table:style-name="ce29" office:value-type="string" calcext:value-type="string" table:number-columns-spanned="1" table:number-rows-spanned="25">
            <text:p>Imágenes cuyo tema principal sea un alojamiento o elementos de él (ej. casa, dormitorio, patio, etc.).</text:p>
          </table:table-cell>
          <table:table-cell table:style-name="ce53" office:value-type="string" calcext:value-type="string">
            <text:p>alcove</text:p>
          </table:table-cell>
          <table:table-cell table:style-name="ce61" office:value-type="string" calcext:value-type="string">
            <text:p>...alcoba</text:p>
          </table:table-cell>
          <table:table-cell table:style-name="ce68"/>
          <table:table-cell table:style-name="ce68" office:value-type="string" calcext:value-type="string">
            <text:p>Término arcaico, usar mejor "bedroom"</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balcony</text:p>
          </table:table-cell>
          <table:table-cell table:style-name="ce61" office:value-type="string" calcext:value-type="string">
            <text:p>...balcón</text:p>
          </table:table-cell>
          <table:table-cell table:style-name="ce69" office:value-type="string" calcext:value-type="string">
            <text:p><text:a xlink:href="https://i.pinimg.com/736x/37/0b/d1/370bd1cb16f7a275dae3ea49afc2d24a.jpg" xlink:type="simple">https://i.pinimg.com/736x/37/0b/d1/370bd1cb16f7a275dae3ea49afc2d24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bathroom</text:p>
          </table:table-cell>
          <table:table-cell table:style-name="ce61" office:value-type="string" calcext:value-type="string">
            <text:p>...cuarto de baño</text:p>
          </table:table-cell>
          <table:table-cell table:style-name="ce69" office:value-type="string" calcext:value-type="string">
            <text:p><text:a xlink:href="https://fincalasfuentezuelas.com/wp-content/uploads/casa-rural-finca-las-fuentezuelas-en-la-alpujarra-de-granada-2.jpg" xlink:type="simple">https://fincalasfuentezuelas.com/wp-content/uploads/casa-rural-finca-las-fuentezuelas-en-la-alpujarra-de-granada-2.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bedchamber</text:p>
          </table:table-cell>
          <table:table-cell table:style-name="ce61" office:value-type="string" calcext:value-type="string">
            <text:p>...dormitorio</text:p>
          </table:table-cell>
          <table:table-cell table:style-name="ce68"/>
          <table:table-cell table:style-name="ce68" office:value-type="string" calcext:value-type="string">
            <text:p>Término arcaico, usar mejor "bedroom"</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bedroom</text:p>
          </table:table-cell>
          <table:table-cell table:style-name="ce61" office:value-type="string" calcext:value-type="string">
            <text:p>...dormitorio</text:p>
          </table:table-cell>
          <table:table-cell table:style-name="ce69" office:value-type="string" calcext:value-type="string">
            <text:p><text:a xlink:href="https://chequealo.es/wp-content/uploads/258922195.jpg" xlink:type="simple">https://chequealo.es/wp-content/uploads/258922195.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berth</text:p>
          </table:table-cell>
          <table:table-cell table:style-name="ce61" office:value-type="string" calcext:value-type="string">
            <text:p>...litera</text:p>
          </table:table-cell>
          <table:table-cell table:style-name="ce69" office:value-type="string" calcext:value-type="string">
            <text:p><text:a xlink:href="https://cf.bstatic.com/xdata/images/hotel/max1024x768/425593577.jpg?k=eef1f67a36131dc3f955f1bb69f5912545a6cd262ed9744f7e1b3967251deaca&amp;o=&amp;hp=1" xlink:type="simple">https://cf.bstatic.com/xdata/images/hotel/max1024x768/425593577.jpg?k=eef1f67a36131dc3f955f1bb69f5912545a6cd262ed9744f7e1b3967251deaca&amp;o=&amp;hp=1</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bow window indoor</text:p>
          </table:table-cell>
          <table:table-cell table:style-name="ce61" office:value-type="string" calcext:value-type="string">
            <text:p>...ventana</text:p>
          </table:table-cell>
          <table:table-cell table:style-name="ce69" office:value-type="string" calcext:value-type="string">
            <text:p><text:a xlink:href="https://hostal-el-cascapenas-de-la-alpujarra-capileira.hotelmix.es/data/Photos/OriginalPhoto/7104/710466/710466856/Hostal-El-Cascapenas-De-La-Alpujarra-Capileira-Exterior.JPEG" xlink:type="simple">https://hostal-el-cascapenas-de-la-alpujarra-capileira.hotelmix.es/data/Photos/OriginalPhoto/7104/710466/710466856/Hostal-El-Cascapenas-De-La-Alpujarra-Capileira-Exterior.JPEG</text:a></text:p>
          </table:table-cell>
          <table:table-cell table:style-name="ce68" office:value-type="string" calcext:value-type="string">
            <text:p>Foto a una ventana pero desde el interior (BBDD places)</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chalet</text:p>
          </table:table-cell>
          <table:table-cell table:style-name="ce61" office:value-type="string" calcext:value-type="string">
            <text:p>...chalet</text:p>
          </table:table-cell>
          <table:table-cell table:style-name="ce69" office:value-type="string" calcext:value-type="string">
            <text:p><text:a xlink:href="https://www.hotelvinasdelarrede.es/imagenes/chalet.jpg" xlink:type="simple">https://www.hotelvinasdelarrede.es/imagenes/chalet.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closet</text:p>
          </table:table-cell>
          <table:table-cell table:style-name="ce61" office:value-type="string" calcext:value-type="string">
            <text:p>...armario</text:p>
          </table:table-cell>
          <table:table-cell table:style-name="ce69" office:value-type="string" calcext:value-type="string">
            <text:p><text:a xlink:href="https://www.mueblesantonan.es/wp-content/uploads/2019/05/Armarios-madera-Estilo-Provenzal-by-EL-DESV%C3%81N-ARMARIO-PROVENZAL-ALPUJARRA-24-de-venta-en-Muebles-ANTO%C3%91%C3%81N-Le%C3%B3n-.jpg" xlink:type="simple">https://www.mueblesantonan.es/wp-content/uploads/2019/05/Armarios-madera-Estilo-Provenzal-by-EL-DESV%C3%81N-ARMARIO-PROVENZAL-ALPUJARRA-24-de-venta-en-Muebles-ANTO%C3%91%C3%81N-Le%C3%B3n-.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dinette home</text:p>
          </table:table-cell>
          <table:table-cell table:style-name="ce61" office:value-type="string" calcext:value-type="string">
            <text:p>...comedor</text:p>
          </table:table-cell>
          <table:table-cell table:style-name="ce69" office:value-type="string" calcext:value-type="string">
            <text:p><text:a xlink:href="https://www.mueblesantonan.es/wp-content/uploads/2017/05/Salon-provenzal-ALPUJARRA-01-by-El-Desvan-Salones.jpg" xlink:type="simple">https://www.mueblesantonan.es/wp-content/uploads/2017/05/Salon-provenzal-ALPUJARRA-01-by-El-Desvan-Salones.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dorm room</text:p>
          </table:table-cell>
          <table:table-cell table:style-name="ce61" office:value-type="string" calcext:value-type="string">
            <text:p>...habitación compartida (ej. residencia estudiantes)</text:p>
          </table:table-cell>
          <table:table-cell table:style-name="ce69" office:value-type="string" calcext:value-type="string">
            <text:p><text:a xlink:href="https://dynamic-media-cdn.tripadvisor.com/media/photo-o/0e/d0/62/c8/dormitorio-casa-launa.jpg?w=700&amp;h=-1&amp;s=1" xlink:type="simple">https://dynamic-media-cdn.tripadvisor.com/media/photo-o/0e/d0/62/c8/dormitorio-casa-launa.jpg?w=700&amp;h=-1&amp;s=1</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hotel</text:p>
          </table:table-cell>
          <table:table-cell table:style-name="ce61" office:value-type="string" calcext:value-type="string">
            <text:p>...hotel</text:p>
          </table:table-cell>
          <table:table-cell table:style-name="ce69" office:value-type="string" calcext:value-type="string">
            <text:p><text:a xlink:href="https://cf.bstatic.com/xdata/images/hotel/max1024x768/3624987.jpg?k=00bdd43966da26af83ba868372b88cd6c64bc5afe18fe7163a7e2d81d8619524&amp;o=&amp;hp=1" xlink:type="simple">https://cf.bstatic.com/xdata/images/hotel/max1024x768/3624987.jpg?k=00bdd43966da26af83ba868372b88cd6c64bc5afe18fe7163a7e2d81d8619524&amp;o=&amp;hp=1</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house</text:p>
          </table:table-cell>
          <table:table-cell table:style-name="ce61" office:value-type="string" calcext:value-type="string">
            <text:p>...casa</text:p>
          </table:table-cell>
          <table:table-cell table:style-name="ce69" office:value-type="string" calcext:value-type="string">
            <text:p><text:a xlink:href="https://www.google.com/url?sa=i&amp;url=https%3A%2F%2Fwww.hundredrooms.com%2Fcasas-rurales%2Fespana-granada%2Falpujarra-granadina%2F&amp;psig=AOvVaw2pa29FrgCJXm6nary-85vu&amp;ust=1734785191216000&amp;source=images&amp;cd=vfe&amp;opi=89978449&amp;ved=0CBQQjRxqFwoTCLDXjs2wtooDFQAAAAAdAAAAABAK" xlink:type="simple">https://www.google.com/url?sa=i&amp;url=https%3A%2F%2Fwww.hundredrooms.com%2Fcasas-rurales%2Fespana-granada%2Falpujarra-granadina%2F&amp;psig=AOvVaw2pa29FrgCJXm6nary-85vu&amp;ust=1734785191216000&amp;source=images&amp;cd=vfe&amp;opi=89978449&amp;ved=0CBQQjRxqFwoTCLDXjs2wtooDFQAAAAAdAAAAABAK</text:a></text:p>
          </table:table-cell>
          <table:table-cell table:style-name="ce68" office:value-type="string" calcext:value-type="string">
            <text:p>Si se ven varias casas en la imagen, mejor usar categorías más amplias como "village".</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hunting lodge outdoor</text:p>
          </table:table-cell>
          <table:table-cell table:style-name="ce61" office:value-type="string" calcext:value-type="string">
            <text:p>...cabaña de cacería?</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living room</text:p>
          </table:table-cell>
          <table:table-cell table:style-name="ce61" office:value-type="string" calcext:value-type="string">
            <text:p>...salón</text:p>
          </table:table-cell>
          <table:table-cell table:style-name="ce69" office:value-type="string" calcext:value-type="string">
            <text:p><text:a xlink:href="https://www.mueblesantonan.es/wp-content/uploads/2017/05/Salon-provenzal-ALPUJARRA-04-by-El-Desvan-Salones.jpg" xlink:type="simple">https://www.mueblesantonan.es/wp-content/uploads/2017/05/Salon-provenzal-ALPUJARRA-04-by-El-Desvan-Salones.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motel</text:p>
          </table:table-cell>
          <table:table-cell table:style-name="ce61" office:value-type="string" calcext:value-type="string">
            <text:p>...motel</text:p>
          </table:table-cell>
          <table:table-cell table:style-name="ce69" office:value-type="string" calcext:value-type="string">
            <text:p><text:a xlink:href="https://dynamic-media-cdn.tripadvisor.com/media/photo-o/0d/b5/41/91/cuenta-con-un-bar-para.jpg?w=700&amp;h=-1&amp;s=1" xlink:type="simple">https://dynamic-media-cdn.tripadvisor.com/media/photo-o/0d/b5/41/91/cuenta-con-un-bar-para.jpg?w=700&amp;h=-1&amp;s=1</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orchard</text:p>
          </table:table-cell>
          <table:table-cell table:style-name="ce61" office:value-type="string" calcext:value-type="string">
            <text:p>... huerto de árboles frutales</text:p>
          </table:table-cell>
          <table:table-cell table:style-name="ce69" office:value-type="string" calcext:value-type="string">
            <text:p><text:a xlink:href="https://c8.alamy.com/compes/b8edak/terrazas-huerto-con-almendros-en-flor-cerca-de-benimaurell-vall-de-laguar-provincia-de-alicante-comunidad-valenciana-espana-b8edak.jpg" xlink:type="simple">https://c8.alamy.com/compes/b8edak/terrazas-huerto-con-almendros-en-flor-cerca-de-benimaurell-vall-de-laguar-provincia-de-alicante-comunidad-valenciana-espana-b8edak.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patio</text:p>
          </table:table-cell>
          <table:table-cell table:style-name="ce61" office:value-type="string" calcext:value-type="string">
            <text:p>...patio (parte pavimentada del jardín de una casa)</text:p>
          </table:table-cell>
          <table:table-cell table:style-name="ce69" office:value-type="string" calcext:value-type="string">
            <text:p><text:a xlink:href="https://img.holidu.com/images/b3f17a85-b8d8-4562-b792-dcd7483fe4dd/t.jpg" xlink:type="simple">https://img.holidu.com/images/b3f17a85-b8d8-4562-b792-dcd7483fe4dd/t.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porch</text:p>
          </table:table-cell>
          <table:table-cell table:style-name="ce61" office:value-type="string" calcext:value-type="string">
            <text:p>...porche</text:p>
          </table:table-cell>
          <table:table-cell table:style-name="ce69" office:value-type="string" calcext:value-type="string">
            <text:p><text:a xlink:href="https://i.pinimg.com/originals/74/3b/9e/743b9ef2c828e1a806920957d2a05ac4.jpg" xlink:type="simple">https://i.pinimg.com/originals/74/3b/9e/743b9ef2c828e1a806920957d2a05ac4.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ranch house</text:p>
          </table:table-cell>
          <table:table-cell table:style-name="ce61" office:value-type="string" calcext:value-type="string">
            <text:p>...rancho</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shower room</text:p>
          </table:table-cell>
          <table:table-cell table:style-name="ce61" office:value-type="string" calcext:value-type="string">
            <text:p>...cuarto de duchas</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Toilet</text:p>
          </table:table-cell>
          <table:table-cell table:style-name="ce61" office:value-type="string" calcext:value-type="string">
            <text:p>...aseo</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yard</text:p>
          </table:table-cell>
          <table:table-cell table:style-name="ce61" office:value-type="string" calcext:value-type="string">
            <text:p>...patio (tiene césped)</text:p>
          </table:table-cell>
          <table:table-cell table:style-name="ce69" office:value-type="string" calcext:value-type="string">
            <text:p><text:a xlink:href="https://fotos.imghs.net/mm/1005/279/1005_187351382279_1_2023121111125134362.jpg" xlink:type="simple">https://fotos.imghs.net/mm/1005/279/1005_187351382279_1_2023121111125134362.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youth hostel</text:p>
          </table:table-cell>
          <table:table-cell table:style-name="ce61" office:value-type="string" calcext:value-type="string">
            <text:p>...albergue juvenil</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4" office:value-type="string" calcext:value-type="string">
            <text:p>yurt</text:p>
          </table:table-cell>
          <table:table-cell table:style-name="ce61" office:value-type="string" calcext:value-type="string">
            <text:p>...yurta</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8" office:value-type="string" calcext:value-type="string" table:number-columns-spanned="1" table:number-rows-spanned="3">
            <text:p>Commerce facilities</text:p>
          </table:table-cell>
          <table:table-cell table:style-name="ce29" office:value-type="string" calcext:value-type="string" table:number-columns-spanned="1" table:number-rows-spanned="3">
            <text:p>Imágenes cuyo tema principal sean las instalaciones comerciales (ej. tiendas locales, mercados, supermercados, restaurantes, etc.).</text:p>
          </table:table-cell>
          <table:table-cell table:style-name="ce53" office:value-type="string" calcext:value-type="string">
            <text:p>local shops</text:p>
          </table:table-cell>
          <table:table-cell table:style-name="ce61" office:value-type="string" calcext:value-type="string">
            <text:p>...tienda local</text:p>
          </table:table-cell>
          <table:table-cell table:style-name="ce69" office:value-type="string" calcext:value-type="string">
            <text:p><text:a xlink:href="https://elcomarcaldelaalpujarra.com/wp-content/uploads/2022/08/valor-tienda-otilia.jpg" xlink:type="simple">https://elcomarcaldelaalpujarra.com/wp-content/uploads/2022/08/valor-tienda-otili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markets</text:p>
          </table:table-cell>
          <table:table-cell table:style-name="ce61" office:value-type="string" calcext:value-type="string">
            <text:p>...mercado</text:p>
          </table:table-cell>
          <table:table-cell table:style-name="ce69" office:value-type="string" calcext:value-type="string">
            <text:p><text:a xlink:href="https://elcomarcaldelaalpujarra.com/wp-content/uploads/2022/11/mercado-uno.jpg" xlink:type="simple">https://elcomarcaldelaalpujarra.com/wp-content/uploads/2022/11/mercado-uno.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3" office:value-type="string" calcext:value-type="string">
            <text:p>restaurants</text:p>
          </table:table-cell>
          <table:table-cell table:style-name="ce61" office:value-type="string" calcext:value-type="string">
            <text:p>...restaurante</text:p>
          </table:table-cell>
          <table:table-cell table:style-name="ce69" office:value-type="string" calcext:value-type="string">
            <text:p><text:a xlink:href="https://lh5.googleusercontent.com/p/AF1QipM_HL7iq5bfquLZTbMvCoo4PMAw1Vs69QXPJlx9" xlink:type="simple">https://lh5.googleusercontent.com/p/AF1QipM_HL7iq5bfquLZTbMvCoo4PMAw1Vs69QXPJlx9</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8" office:value-type="string" calcext:value-type="string">
            <text:p>Gardens</text:p>
          </table:table-cell>
          <table:table-cell table:style-name="ce46" office:value-type="string" calcext:value-type="string">
            <text:p>Imágenes cuyo tema principal sean los jardines.</text:p>
          </table:table-cell>
          <table:table-cell table:style-name="ce53" office:value-type="string" calcext:value-type="string">
            <text:p>formal garden</text:p>
          </table:table-cell>
          <table:table-cell table:style-name="ce61" office:value-type="string" calcext:value-type="string">
            <text:p>...jardín "formal" (estructura clara, diseño cuidado y casi siempre simétrico, formas geométricas)</text:p>
          </table:table-cell>
          <table:table-cell table:style-name="ce69" office:value-type="string" calcext:value-type="string">
            <text:p><text:a xlink:href="https://3.bp.blogspot.com/-zKPvCrL6vQU/VJUCr930KeI/AAAAAAAAqvA/3SAzI9O7q2E/s1600/Real%2BJard%C3%ADn%2BBotanico%2Bde%2BMadrid%2B(1).JPG" xlink:type="simple">https://3.bp.blogspot.com/-zKPvCrL6vQU/VJUCr930KeI/AAAAAAAAqvA/3SAzI9O7q2E/s1600/Real%2BJard%C3%ADn%2BBotanico%2Bde%2BMadrid%2B(1).JPG</text:a></text:p>
          </table:table-cell>
          <table:table-cell table:style-name="ce68" office:value-type="string" calcext:value-type="string">
            <text:p>Si son fotos de un jardín botánico, etiquetar como "Gardens" y "Education"</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8" office:value-type="string" calcext:value-type="string" table:number-columns-spanned="1" table:number-rows-spanned="7">
            <text:p>Shelter</text:p>
          </table:table-cell>
          <table:table-cell table:style-name="ce29" office:value-type="string" calcext:value-type="string" table:number-columns-spanned="1" table:number-rows-spanned="7">
            <text:p>Imágenes cuyo tema principal sean los refugios (ej. refugio de montaña, cabaña, etc.).</text:p>
          </table:table-cell>
          <table:table-cell table:style-name="ce53" office:value-type="string" calcext:value-type="string">
            <text:p>barn</text:p>
          </table:table-cell>
          <table:table-cell table:style-name="ce61" office:value-type="string" calcext:value-type="string">
            <text:p>...granero</text:p>
          </table:table-cell>
          <table:table-cell table:style-name="ce69" office:value-type="string" calcext:value-type="string">
            <text:p><text:a xlink:href="https://c8.alamy.com/compes/2jkdfw1/granero-tradicional-vielle-louron-pueblo-valle-de-louron-occitanie-cordillera-de-los-pirineos-francia-2jkdfw1.jpg" xlink:type="simple">https://c8.alamy.com/compes/2jkdfw1/granero-tradicional-vielle-louron-pueblo-valle-de-louron-occitanie-cordillera-de-los-pirineos-francia-2jkdfw1.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cabin</text:p>
          </table:table-cell>
          <table:table-cell table:style-name="ce61" office:value-type="string" calcext:value-type="string">
            <text:p>...cabaña</text:p>
          </table:table-cell>
          <table:table-cell table:style-name="ce69" office:value-type="string" calcext:value-type="string">
            <text:p><text:a xlink:href="https://multimedia.andalucia.org/fotos/image_109655.jpeg" xlink:type="simple">https://multimedia.andalucia.org/fotos/image_109655.jpe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4" office:value-type="string" calcext:value-type="string">
            <text:p>cliff dwelling</text:p>
          </table:table-cell>
          <table:table-cell table:style-name="ce61" office:value-type="string" calcext:value-type="string">
            <text:p>...vivienda de los acantilados</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cottage</text:p>
          </table:table-cell>
          <table:table-cell table:style-name="ce61" office:value-type="string" calcext:value-type="string">
            <text:p>...casita de campo</text:p>
          </table:table-cell>
          <table:table-cell table:style-name="ce69" office:value-type="string" calcext:value-type="string">
            <text:p><text:a xlink:href="https://cf.bstatic.com/static/img/theme-index/bg_cottages/08d978c4a1a1779f7ee7f0f50d4b71e6378010d8.jpg" xlink:type="simple">https://cf.bstatic.com/static/img/theme-index/bg_cottages/08d978c4a1a1779f7ee7f0f50d4b71e6378010d8.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4" office:value-type="string" calcext:value-type="string">
            <text:p>oast house</text:p>
          </table:table-cell>
          <table:table-cell table:style-name="ce61" office:value-type="string" calcext:value-type="string">
            <text:p>...secadero de lúpulo</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shed</text:p>
          </table:table-cell>
          <table:table-cell table:style-name="ce61" office:value-type="string" calcext:value-type="string">
            <text:p>...cobertizo</text:p>
          </table:table-cell>
          <table:table-cell table:style-name="ce69" office:value-type="string" calcext:value-type="string">
            <text:p><text:a xlink:href="https://c8.alamy.com/compes/2d6cbgc/pequeno-cobertizo-de-madera-rodeado-de-arboles-frutales-otono-ariege-pirineos-franceses-francia-pirineos-montanas-en-otono-2d6cbgc.jpg" xlink:type="simple">https://c8.alamy.com/compes/2d6cbgc/pequeno-cobertizo-de-madera-rodeado-de-arboles-frutales-otono-ariege-pirineos-franceses-francia-pirineos-montanas-en-otono-2d6cbgc.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3" office:value-type="string" calcext:value-type="string">
            <text:p>tree house</text:p>
          </table:table-cell>
          <table:table-cell table:style-name="ce61" office:value-type="string" calcext:value-type="string">
            <text:p>...casa del árbol</text:p>
          </table:table-cell>
          <table:table-cell table:style-name="ce69" office:value-type="string" calcext:value-type="string">
            <text:p><text:a xlink:href="https://www.cabana-arboles-francia.es/wp-content/uploads/2015/04/bandeau-cabane-aventuriers.jpg" xlink:type="simple">https://www.cabana-arboles-francia.es/wp-content/uploads/2015/04/bandeau-cabane-aventuriers.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8" office:value-type="string" calcext:value-type="string" table:number-columns-spanned="1" table:number-rows-spanned="9">
            <text:p>Towns and villages</text:p>
          </table:table-cell>
          <table:table-cell table:style-name="ce29" office:value-type="string" calcext:value-type="string" table:number-columns-spanned="1" table:number-rows-spanned="9">
            <text:p>Imágenes cuyo tema principal sean los pueblos, así como sus elementos (ej. plazas, calles, etc.).</text:p>
          </table:table-cell>
          <table:table-cell table:style-name="ce53" office:value-type="string" calcext:value-type="string">
            <text:p>alley</text:p>
          </table:table-cell>
          <table:table-cell table:style-name="ce61" office:value-type="string" calcext:value-type="string">
            <text:p>...callejón</text:p>
          </table:table-cell>
          <table:table-cell table:style-name="ce69" office:value-type="string" calcext:value-type="string">
            <text:p><text:a xlink:href="https://upload.wikimedia.org/wikipedia/commons/thumb/7/79/Callej%C3%B3n_del_Beso_%28The_Alley_of_the_Kiss%29.jpg/220px-Callej%C3%B3n_del_Beso_%28The_Alley_of_the_Kiss%29.jpg" xlink:type="simple">https://upload.wikimedia.org/wikipedia/commons/thumb/7/79/Callej%C3%B3n_del_Beso_%28The_Alley_of_the_Kiss%29.jpg/220px-Callej%C3%B3n_del_Beso_%28The_Alley_of_the_Kiss%29.jpg</text:a></text:p>
          </table:table-cell>
          <table:table-cell table:style-name="ce68" office:value-type="string" calcext:value-type="string">
            <text:p>Fotos de un tinao, o de las chimeneas típicas de la Alpujarra, no tienen una subetiqueta, así que etiquetar simplemente como "Towns and villages"</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arcade</text:p>
          </table:table-cell>
          <table:table-cell table:style-name="ce61" office:value-type="string" calcext:value-type="string">
            <text:p>...arcada/galería/soportal</text:p>
          </table:table-cell>
          <table:table-cell table:style-name="ce69" office:value-type="string" calcext:value-type="string">
            <text:p><text:a xlink:href="https://viajandodespiertos.com/wp-content/uploads/2021/08/Alpujarra-01-08-21046.jpg" xlink:type="simple">https://viajandodespiertos.com/wp-content/uploads/2021/08/Alpujarra-01-08-21046.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building facade</text:p>
          </table:table-cell>
          <table:table-cell table:style-name="ce61" office:value-type="string" calcext:value-type="string">
            <text:p>...fachada de un edificio</text:p>
          </table:table-cell>
          <table:table-cell table:style-name="ce69" office:value-type="string" calcext:value-type="string">
            <text:p><text:a xlink:href="https://previews.123rf.com/images/oscarporrasinf/oscarporrasinf1701/oscarporrasinf170100181/70275812-vista-de-una-fachada-de-una-casa-grande-en-un-pueblo-de-la-alpujarra-granada-espa%C3%B1a.jpg" xlink:type="simple">https://previews.123rf.com/images/oscarporrasinf/oscarporrasinf1701/oscarporrasinf170100181/70275812-vista-de-una-fachada-de-una-casa-grande-en-un-pueblo-de-la-alpujarra-granada-espa%C3%B1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buildins</text:p>
          </table:table-cell>
          <table:table-cell table:style-name="ce61" office:value-type="string" calcext:value-type="string">
            <text:p>...edificios</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square</text:p>
          </table:table-cell>
          <table:table-cell table:style-name="ce61" office:value-type="string" calcext:value-type="string">
            <text:p>...plaza</text:p>
          </table:table-cell>
          <table:table-cell table:style-name="ce69" office:value-type="string" calcext:value-type="string">
            <text:p><text:a xlink:href="https://www.barcelo.com/guia-turismo/wp-content/uploads/2022/11/plaza-libertad.jpg" xlink:type="simple">https://www.barcelo.com/guia-turismo/wp-content/uploads/2022/11/plaza-libertad.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promenade</text:p>
          </table:table-cell>
          <table:table-cell table:style-name="ce61" office:value-type="string" calcext:value-type="string">
            <text:p>...paseo marítimo</text:p>
          </table:table-cell>
          <table:table-cell table:style-name="ce69" office:value-type="string" calcext:value-type="string">
            <text:p><text:a xlink:href="https://vvo.es/imagenes/vvo-construcciones-obra-obra-civil-parques-paseos-paseo-maritimo-playa-de-las-americas-arona-tenerife-01-e1591394675296.png" xlink:type="simple">https://vvo.es/imagenes/vvo-construcciones-obra-obra-civil-parques-paseos-paseo-maritimo-playa-de-las-americas-arona-tenerife-01-e1591394675296.pn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4" office:value-type="string" calcext:value-type="string">
            <text:p>promenade deck</text:p>
          </table:table-cell>
          <table:table-cell table:style-name="ce61" office:value-type="string" calcext:value-type="string">
            <text:p>...cubierta (de un barco)</text:p>
          </table:table-cell>
          <table:table-cell table:style-name="ce69" office:value-type="string" calcext:value-type="string">
            <text:p><text:a xlink:href="https://s3.ppllstatics.com/elcomercio/www/pre2017/multimedia/noticias/201502/01/media/19376486.jpg" xlink:type="simple">https://s3.ppllstatics.com/elcomercio/www/pre2017/multimedia/noticias/201502/01/media/19376486.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3" office:value-type="string" calcext:value-type="string">
            <text:p>street</text:p>
          </table:table-cell>
          <table:table-cell table:style-name="ce61" office:value-type="string" calcext:value-type="string">
            <text:p>...calle</text:p>
          </table:table-cell>
          <table:table-cell table:style-name="ce69" office:value-type="string" calcext:value-type="string">
            <text:p><text:a xlink:href="https://latitudesinfinitas.com/wp-content/uploads/2020/09/PortadaPueblosBonitos.jpg" xlink:type="simple">https://latitudesinfinitas.com/wp-content/uploads/2020/09/PortadaPueblosBonitos.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3" office:value-type="string" calcext:value-type="string">
            <text:p>village</text:p>
          </table:table-cell>
          <table:table-cell table:style-name="ce61" office:value-type="string" calcext:value-type="string">
            <text:p>...pueblo</text:p>
          </table:table-cell>
          <table:table-cell table:style-name="ce69" office:value-type="string" calcext:value-type="string">
            <text:p><text:a xlink:href="https://alpujarragranadina.com/wp-content/uploads/2023/03/Capileira-un-pueblo-con-vistas-impresionantes-en-la-Alpujarra.jpg.webp" xlink:type="simple">https://alpujarragranadina.com/wp-content/uploads/2023/03/Capileira-un-pueblo-con-vistas-impresionantes-en-la-Alpujarra.jpg.webp</text:a></text:p>
          </table:table-cell>
          <table:table-cell table:style-name="ce68"/>
          <table:table-cell table:number-columns-repeated="1014"/>
        </table:table-row>
        <table:table-row table:style-name="ro1">
          <table:covered-table-cell table:style-name="ce4"/>
          <table:covered-table-cell table:style-name="ce13"/>
          <table:covered-table-cell table:style-name="ce22"/>
          <table:covered-table-cell table:style-name="ce31"/>
          <table:table-cell table:style-name="ce39" office:value-type="string" calcext:value-type="string">
            <text:p>City</text:p>
          </table:table-cell>
          <table:table-cell table:style-name="ce29" office:value-type="string" calcext:value-type="string">
            <text:p>Imágenes cuyo tema principal sean las ciudades, así como sus elementos (ej. plazas, calles, etc.).</text:p>
          </table:table-cell>
          <table:table-cell table:style-name="ce55" table:number-columns-repeated="2"/>
          <table:table-cell table:style-name="ce68"/>
          <table:table-cell table:style-name="ce68" office:value-type="string" calcext:value-type="string">
            <text:p>Esta etiqueta se añade nueva por los clusters</text:p>
          </table:table-cell>
          <table:table-cell table:number-columns-repeated="1014"/>
        </table:table-row>
        <table:table-row table:style-name="ro1">
          <table:covered-table-cell table:style-name="ce4"/>
          <table:covered-table-cell table:style-name="ce13"/>
          <table:table-cell table:style-name="ce25" office:value-type="string" calcext:value-type="string" table:number-columns-spanned="1" table:number-rows-spanned="2">
            <text:p>Energy infrastructures</text:p>
          </table:table-cell>
          <table:table-cell table:style-name="ce29" office:value-type="string" calcext:value-type="string" table:number-columns-spanned="1" table:number-rows-spanned="2">
            <text:p>Imágenes cuyo tema principal sean infraestructuras energéticas (paneles solares, presas, molinos eólicos, etc.)</text:p>
          </table:table-cell>
          <table:table-cell table:style-name="ce38" office:value-type="string" calcext:value-type="string">
            <text:p>dam</text:p>
          </table:table-cell>
          <table:table-cell table:style-name="ce29" office:value-type="string" calcext:value-type="string">
            <text:p>...presa</text:p>
          </table:table-cell>
          <table:table-cell table:style-name="ce55" table:number-columns-repeated="2"/>
          <table:table-cell table:style-name="ce69" office:value-type="string" calcext:value-type="string">
            <text:p><text:a xlink:href="https://www.iagua.es/sites/default/files/styles/thumbnail-1180x647/public/01630f2.jpg?itok=e3dTc00-" xlink:type="simple">https://www.iagua.es/sites/default/files/styles/thumbnail-1180x647/public/01630f2.jpg?itok=e3dTc00-</text:a></text:p>
          </table:table-cell>
          <table:table-cell table:style-name="ce68"/>
          <table:table-cell table:number-columns-repeated="1014"/>
        </table:table-row>
        <table:table-row table:style-name="ro1">
          <table:covered-table-cell table:style-name="ce4"/>
          <table:covered-table-cell table:style-name="ce13"/>
          <table:covered-table-cell table:style-name="ce22"/>
          <table:covered-table-cell table:style-name="ce31"/>
          <table:table-cell table:style-name="ce38" office:value-type="string" calcext:value-type="string">
            <text:p>wind farm</text:p>
          </table:table-cell>
          <table:table-cell table:style-name="ce29" office:value-type="string" calcext:value-type="string">
            <text:p>...parque eólico</text:p>
          </table:table-cell>
          <table:table-cell table:style-name="ce55" table:number-columns-repeated="2"/>
          <table:table-cell table:style-name="ce69" office:value-type="string" calcext:value-type="string">
            <text:p><text:a xlink:href="https://estaticos-cdn.prensaiberica.es/clip/f0a0f6f8-39e5-4ad9-b421-9d517bb1d15f_16-9-discover-aspect-ratio_default_0.jpg" xlink:type="simple">https://estaticos-cdn.prensaiberica.es/clip/f0a0f6f8-39e5-4ad9-b421-9d517bb1d15f_16-9-discover-aspect-ratio_default_0.jpg</text:a></text:p>
          </table:table-cell>
          <table:table-cell table:style-name="ce68"/>
          <table:table-cell table:number-columns-repeated="1014"/>
        </table:table-row>
        <table:table-row table:style-name="ro1">
          <table:covered-table-cell table:style-name="ce4"/>
          <table:covered-table-cell table:style-name="ce13"/>
          <table:table-cell table:style-name="ce26" office:value-type="string" calcext:value-type="string" table:number-columns-spanned="1" table:number-rows-spanned="3">
            <text:p>Other infrastructures</text:p>
          </table:table-cell>
          <table:table-cell table:style-name="ce32" office:value-type="string" calcext:value-type="string" table:number-columns-spanned="1" table:number-rows-spanned="3">
            <text:p>Imágenes cuyo tema principal sean otro tipo de infraestructuras no contempladas en las etiquetas anteriores.</text:p>
          </table:table-cell>
          <table:table-cell table:style-name="ce38" office:value-type="string" calcext:value-type="string">
            <text:p>breakwater</text:p>
          </table:table-cell>
          <table:table-cell table:style-name="ce29" office:value-type="string" calcext:value-type="string">
            <text:p>...rompeolas</text:p>
          </table:table-cell>
          <table:table-cell table:style-name="ce55" table:number-columns-repeated="2"/>
          <table:table-cell table:style-name="ce69" office:value-type="string" calcext:value-type="string">
            <text:p><text:a xlink:href="https://www.fotopaises.com/Fotos-Paises/t1024/2018/5/25/5787_1527181832.jpg" xlink:type="simple">https://www.fotopaises.com/Fotos-Paises/t1024/2018/5/25/5787_1527181832.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38" office:value-type="string" calcext:value-type="string">
            <text:p>dock</text:p>
          </table:table-cell>
          <table:table-cell table:style-name="ce29" office:value-type="string" calcext:value-type="string">
            <text:p>...muelle</text:p>
          </table:table-cell>
          <table:table-cell table:style-name="ce55" table:number-columns-repeated="2"/>
          <table:table-cell table:style-name="ce69" office:value-type="string" calcext:value-type="string">
            <text:p><text:a xlink:href="https://media.istockphoto.com/id/975681632/es/foto/muelle-candas-asturias-espa%C3%B1a.jpg?s=612x612&amp;w=is&amp;k=20&amp;c=CahFq1_XG29ZgEKGgKBMJMRBzuuBuN1qbZh7D63JtE8=" xlink:type="simple">https://media.istockphoto.com/id/975681632/es/foto/muelle-candas-asturias-espa%C3%B1a.jpg?s=612x612&amp;w=is&amp;k=20&amp;c=CahFq1_XG29ZgEKGgKBMJMRBzuuBuN1qbZh7D63JtE8=</text:a></text:p>
          </table:table-cell>
          <table:table-cell table:style-name="ce68"/>
          <table:table-cell table:number-columns-repeated="1014"/>
        </table:table-row>
        <table:table-row table:style-name="ro1">
          <table:covered-table-cell table:style-name="ce5"/>
          <table:covered-table-cell table:style-name="ce14"/>
          <table:covered-table-cell table:style-name="ce24"/>
          <table:covered-table-cell table:style-name="ce33"/>
          <table:table-cell table:style-name="ce40" office:value-type="string" calcext:value-type="string">
            <text:p>lighthouse</text:p>
          </table:table-cell>
          <table:table-cell table:style-name="ce32" office:value-type="string" calcext:value-type="string">
            <text:p>...faro</text:p>
          </table:table-cell>
          <table:table-cell table:style-name="ce55" table:number-columns-repeated="2"/>
          <table:table-cell table:style-name="ce70" office:value-type="string" calcext:value-type="string">
            <text:p><text:a xlink:href="https://upload.wikimedia.org/wikipedia/commons/f/fd/Faro_de_punta_abona_2018.JPG" xlink:type="simple">https://upload.wikimedia.org/wikipedia/commons/f/fd/Faro_de_punta_abona_2018.JPG</text:a></text:p>
          </table:table-cell>
          <table:table-cell table:style-name="ce68"/>
          <table:table-cell table:number-columns-repeated="1014"/>
        </table:table-row>
        <table:table-row table:style-name="ro1">
          <table:table-cell table:style-name="ce7" office:value-type="string" calcext:value-type="string" table:number-columns-spanned="1" table:number-rows-spanned="59">
            <text:p>Human-ecosystem co-production</text:p>
          </table:table-cell>
          <table:table-cell table:style-name="ce15" office:value-type="string" calcext:value-type="string" table:number-columns-spanned="1" table:number-rows-spanned="59">
            <text:p>Imágenes cuyo tema principal sean los servicios ecosistémicos (o elementos relacionados) que surjan de la co-producción humanos-ecosistemas (ej. práctica de deportes en la naturaleza, investigación científica, educación ambiental, etc.)</text:p>
          </table:table-cell>
          <table:table-cell table:style-name="ce27" office:value-type="string" calcext:value-type="string" table:number-columns-spanned="1" table:number-rows-spanned="29">
            <text:p>Intellectual interactions</text:p>
          </table:table-cell>
          <table:table-cell table:style-name="ce29" office:value-type="string" calcext:value-type="string" table:number-columns-spanned="1" table:number-rows-spanned="29">
            <text:p>Imágenes cuyo tema principal sea la interacción intelectual con los ecosistemas (ej. herencia cultural, generación de conocimiento, etc.)</text:p>
          </table:table-cell>
          <table:table-cell table:style-name="ce41" office:value-type="string" calcext:value-type="string" table:number-columns-spanned="1" table:number-rows-spanned="10">
            <text:p>Heritage and culture</text:p>
          </table:table-cell>
          <table:table-cell table:style-name="ce29" office:value-type="string" calcext:value-type="string" table:number-columns-spanned="1" table:number-rows-spanned="10">
            <text:p>Imágenes cuyo tema principal sean los elementos relacionados con el patrimonio cultural.</text:p>
          </table:table-cell>
          <table:table-cell table:style-name="ce56" office:value-type="string" calcext:value-type="string">
            <text:p>Ancient settlement</text:p>
          </table:table-cell>
          <table:table-cell table:style-name="ce63" office:value-type="string" calcext:value-type="string">
            <text:p>...antiguo asentamiento</text:p>
          </table:table-cell>
          <table:table-cell table:style-name="ce71" office:value-type="string" calcext:value-type="string">
            <text:p><text:a xlink:href="https://tupatrimonio.dipgra.es/sites/default/files/2023-03/DSC_0437.JPG" xlink:type="simple">https://tupatrimonio.dipgra.es/sites/default/files/2023-03/DSC_0437.JPG</text:a></text:p>
          </table:table-cell>
          <table:table-cell table:style-name="ce68" office:value-type="string" calcext:value-type="string">
            <text:p>Acequias es una subetiqueta que no existe y puede aparecer en las imágenes de Sierra Nevada, en ese caso utilizar "Heritage and culture" (level 3)</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7" office:value-type="string" calcext:value-type="string">
            <text:p>beacon</text:p>
          </table:table-cell>
          <table:table-cell table:style-name="ce61" office:value-type="string" calcext:value-type="string">
            <text:p>...almenara</text:p>
          </table:table-cell>
          <table:table-cell table:style-name="ce69" office:value-type="string" calcext:value-type="string">
            <text:p><text:a xlink:href="https://www.xn--castillosdeespaa-lub.es/sites/castillosdeespana.es/files/images/2938828master.jpg" xlink:type="simple">https://www.xn--castillosdeespaa-lub.es/sites/castillosdeespana.es/files/images/2938828master.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7" office:value-type="string" calcext:value-type="string">
            <text:p>bullring</text:p>
          </table:table-cell>
          <table:table-cell table:style-name="ce61" office:value-type="string" calcext:value-type="string">
            <text:p>...plaza de toros</text:p>
          </table:table-cell>
          <table:table-cell table:style-name="ce69" office:value-type="string" calcext:value-type="string">
            <text:p><text:a xlink:href="https://www.biodiversidadvirtual.org/etno/Plaza-de-toros-de-Guisando-img52167.html" xlink:type="simple">https://www.biodiversidadvirtual.org/etno/Plaza-de-toros-de-Guisando-img52167.html</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7" office:value-type="string" calcext:value-type="string">
            <text:p>catacomb</text:p>
          </table:table-cell>
          <table:table-cell table:style-name="ce61" office:value-type="string" calcext:value-type="string">
            <text:p>...catacumba</text:p>
          </table:table-cell>
          <table:table-cell table:style-name="ce69" office:value-type="string" calcext:value-type="string">
            <text:p><text:a xlink:href="https://i.bssl.es/porconocer/2023/12/catacumbas-san-pablo-malta-wikimedia-880x675.jpg" xlink:type="simple">https://i.bssl.es/porconocer/2023/12/catacumbas-san-pablo-malta-wikimedia-880x675.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7" office:value-type="string" calcext:value-type="string">
            <text:p>Fountain</text:p>
          </table:table-cell>
          <table:table-cell table:style-name="ce61" office:value-type="string" calcext:value-type="string">
            <text:p>...fuente</text:p>
          </table:table-cell>
          <table:table-cell table:style-name="ce69" office:value-type="string" calcext:value-type="string">
            <text:p><text:a xlink:href="https://scontent-lis1-1.xx.fbcdn.net/v/t1.6435-9/103374857_1625446484278506_2019357755682153182_n.jpg?_nc_cat=108&amp;ccb=1-7&amp;_nc_sid=0bb214&amp;_nc_ohc=AGiWnxozQi0AX88-ykc&amp;_nc_ht=scontent-lis1-1.xx&amp;oh=00_AfA_2sWP1Hw1h8UR8KZW2xWZQUT27olHkGltd9rWllh9Fw&amp;oe=65D5A6DE" xlink:type="simple">https://scontent-lis1-1.xx.fbcdn.net/v/t1.6435-9/103374857_1625446484278506_2019357755682153182_n.jpg?_nc_cat=108&amp;ccb=1-7&amp;_nc_sid=0bb214&amp;_nc_ohc=AGiWnxozQi0AX88-ykc&amp;_nc_ht=scontent-lis1-1.xx&amp;oh=00_AfA_2sWP1Hw1h8UR8KZW2xWZQUT27olHkGltd9rWllh9Fw&amp;oe=65D5A6DEE</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7" office:value-type="string" calcext:value-type="string">
            <text:p>stone wall</text:p>
          </table:table-cell>
          <table:table-cell table:style-name="ce61" office:value-type="string" calcext:value-type="string">
            <text:p>...muro de piedra</text:p>
          </table:table-cell>
          <table:table-cell table:style-name="ce69" office:value-type="string" calcext:value-type="string">
            <text:p><text:a xlink:href="https://www.biodiversidadvirtual.org/etno/Muro-de-piedra-seca-img65261.html" xlink:type="simple">https://www.biodiversidadvirtual.org/etno/Muro-de-piedra-seca-img65261.html</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7" office:value-type="string" calcext:value-type="string">
            <text:p>thatch</text:p>
          </table:table-cell>
          <table:table-cell table:style-name="ce61" office:value-type="string" calcext:value-type="string">
            <text:p>...paja, cubierta vegetal</text:p>
          </table:table-cell>
          <table:table-cell table:style-name="ce69" office:value-type="string" calcext:value-type="string">
            <text:p><text:a xlink:href="https://i.ytimg.com/vi/mGqBcMPY4zs/maxresdefault.jpg" xlink:type="simple">https://i.ytimg.com/vi/mGqBcMPY4zs/maxresdefault.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7" office:value-type="string" calcext:value-type="string">
            <text:p>totem pole</text:p>
          </table:table-cell>
          <table:table-cell table:style-name="ce61" office:value-type="string" calcext:value-type="string">
            <text:p>...tótem</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7" office:value-type="string" calcext:value-type="string">
            <text:p>viaduct</text:p>
          </table:table-cell>
          <table:table-cell table:style-name="ce61" office:value-type="string" calcext:value-type="string">
            <text:p>...viaducto</text:p>
          </table:table-cell>
          <table:table-cell table:style-name="ce69" office:value-type="string" calcext:value-type="string">
            <text:p><text:a xlink:href="https://img.freepik.com/fotos-premium/vistas-al-antiguo-puente-viaducto-montanas-viajar-descubrir-naturaleza-concepto-arquitectura_321831-375.jpg?w=1380" xlink:type="simple">https://img.freepik.com/fotos-premium/vistas-al-antiguo-puente-viaducto-montanas-viajar-descubrir-naturaleza-concepto-arquitectura_321831-375.jpg?w=1380</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7" office:value-type="string" calcext:value-type="string">
            <text:p>windmill</text:p>
          </table:table-cell>
          <table:table-cell table:style-name="ce61" office:value-type="string" calcext:value-type="string">
            <text:p>...molino de viento</text:p>
          </table:table-cell>
          <table:table-cell table:style-name="ce69" office:value-type="string" calcext:value-type="string">
            <text:p><text:a xlink:href="https://www.biodiversidadvirtual.org/etno/Molino-de-viento-en-Campo-de-Criptana-img24806.html" xlink:type="simple">https://www.biodiversidadvirtual.org/etno/Molino-de-viento-en-Campo-de-Criptana-img24806.html</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41" office:value-type="string" calcext:value-type="string" table:number-columns-spanned="1" table:number-rows-spanned="2">
            <text:p>Knowledge</text:p>
          </table:table-cell>
          <table:table-cell table:style-name="ce45" office:value-type="string" calcext:value-type="string" table:number-columns-spanned="1" table:number-rows-spanned="2">
            <text:p>Imágenes cuyo tema principal sea la generación de conocimiento científico o las actividades de educación ambiental.</text:p>
          </table:table-cell>
          <table:table-cell table:style-name="ce57" office:value-type="string" calcext:value-type="string">
            <text:p>Education</text:p>
          </table:table-cell>
          <table:table-cell table:style-name="ce61" office:value-type="string" calcext:value-type="string">
            <text:p>...educación ambiental</text:p>
          </table:table-cell>
          <table:table-cell table:style-name="ce69" office:value-type="string" calcext:value-type="string">
            <text:p><text:a xlink:href="https://www.huertoalegre.com/wp-content/uploads/2020/03/MG_5376p.jpg" xlink:type="simple">https://www.huertoalegre.com/wp-content/uploads/2020/03/MG_5376p.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7" office:value-type="string" calcext:value-type="string">
            <text:p>Research activity</text:p>
          </table:table-cell>
          <table:table-cell table:style-name="ce61" office:value-type="string" calcext:value-type="string">
            <text:p>...investigación científica</text:p>
          </table:table-cell>
          <table:table-cell table:style-name="ce69" office:value-type="string" calcext:value-type="string">
            <text:p><text:a xlink:href="https://phantom-elmundo.unidadeditorial.es/0822e9a8978d7d0f626eb173b7714db3/resize/473/f/webp/assets/multimedia/imagenes/2021/04/30/16197835818526.png" xlink:type="simple">https://phantom-elmundo.unidadeditorial.es/0822e9a8978d7d0f626eb173b7714db3/resize/473/f/webp/assets/multimedia/imagenes/2021/04/30/16197835818526.pn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42" office:value-type="string" calcext:value-type="string" table:number-columns-spanned="1" table:number-rows-spanned="17">
            <text:p>Spiritual, symbolic and related connotations</text:p>
          </table:table-cell>
          <table:table-cell table:style-name="ce29" office:value-type="string" calcext:value-type="string" table:number-columns-spanned="1" table:number-rows-spanned="17">
            <text:p>Imágenes cuyo tema principal sean las experiencias espirituales o religiosas.</text:p>
          </table:table-cell>
          <table:table-cell table:style-name="ce57" office:value-type="string" calcext:value-type="string">
            <text:p>attending church, general</text:p>
          </table:table-cell>
          <table:table-cell table:style-name="ce61" office:value-type="string" calcext:value-type="string">
            <text:p>...asistir a la iglesia, general</text:p>
          </table:table-cell>
          <table:table-cell table:style-name="ce68"/>
          <table:table-cell table:style-name="ce68" office:value-type="string" calcext:value-type="string">
            <text:p>Procesiones y romerías son subetiquetas que no aparecen, en esos casos etiquetaríamos sólo con "Spiritual, symbolic and related connotations" (level 3)</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7" office:value-type="string" calcext:value-type="string">
            <text:p>Cementery</text:p>
          </table:table-cell>
          <table:table-cell table:style-name="ce61" office:value-type="string" calcext:value-type="string">
            <text:p>...cementerio</text:p>
          </table:table-cell>
          <table:table-cell table:style-name="ce69" office:value-type="string" calcext:value-type="string">
            <text:p><text:a xlink:href="https://elcomarcaldelaalpujarra.com/wp-content/uploads/2023/10/cementerio-Trevelez-portada.jpg" xlink:type="simple">https://elcomarcaldelaalpujarra.com/wp-content/uploads/2023/10/cementerio-Trevelez-portad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7" office:value-type="string" calcext:value-type="string">
            <text:p>charity work</text:p>
          </table:table-cell>
          <table:table-cell table:style-name="ce61" office:value-type="string" calcext:value-type="string">
            <text:p>...obra de caridad</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Church</text:p>
          </table:table-cell>
          <table:table-cell table:style-name="ce61" office:value-type="string" calcext:value-type="string">
            <text:p>...iglesia</text:p>
          </table:table-cell>
          <table:table-cell table:style-name="ce69" office:value-type="string" calcext:value-type="string">
            <text:p><text:a xlink:href="https://upload.wikimedia.org/wikipedia/commons/a/a2/La_Santa_cueva_2.jpg" xlink:type="simple">https://upload.wikimedia.org/wikipedia/commons/a/a2/La_Santa_cueva_2.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kneeling in church or at home, praying</text:p>
          </table:table-cell>
          <table:table-cell table:style-name="ce61" office:value-type="string" calcext:value-type="string">
            <text:p>...rezar, arrodillarse en la iglesia o en casa</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Mausoleum</text:p>
          </table:table-cell>
          <table:table-cell table:style-name="ce61" office:value-type="string" calcext:value-type="string">
            <text:p>...mausoleo</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meditating</text:p>
          </table:table-cell>
          <table:table-cell table:style-name="ce61" office:value-type="string" calcext:value-type="string">
            <text:p>...meditar</text:p>
          </table:table-cell>
          <table:table-cell table:style-name="ce69" office:value-type="string" calcext:value-type="string">
            <text:p><text:a xlink:href="https://previews.123rf.com/images/nickolya/nickolya1606/nickolya160600030/59650116-mujer-joven-meditar-en-la-cima-de-la-monta%C3%B1a.jpg" xlink:type="simple">https://previews.123rf.com/images/nickolya/nickolya1606/nickolya160600030/59650116-mujer-joven-meditar-en-la-cima-de-la-monta%C3%B1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monastery</text:p>
          </table:table-cell>
          <table:table-cell table:style-name="ce61" office:value-type="string" calcext:value-type="string">
            <text:p>...monasterio</text:p>
          </table:table-cell>
          <table:table-cell table:style-name="ce69" office:value-type="string" calcext:value-type="string">
            <text:p><text:a xlink:href="https://www.google.com/url?sa=i&amp;url=https%3A%2F%2Fwww.enjoyzaragoza.es%2Fsan-juan-de-la-pena%2F&amp;psig=AOvVaw0ltNaeahIgCBX8AHwLvImD&amp;ust=1738915177960000&amp;source=images&amp;cd=vfe&amp;opi=89978449&amp;ved=0CBQQjRxqFwoTCLjskoPKrosDFQAAAAAdAAAAABAE" xlink:type="simple">https://www.google.com/url?sa=i&amp;url=https%3A%2F%2Fwww.enjoyzaragoza.es%2Fsan-juan-de-la-pena%2F&amp;psig=AOvVaw0ltNaeahIgCBX8AHwLvImD&amp;ust=1738915177960000&amp;source=images&amp;cd=vfe&amp;opi=89978449&amp;ved=0CBQQjRxqFwoTCLjskoPKrosDFQAAAAAdAAAAABAE</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mosque</text:p>
          </table:table-cell>
          <table:table-cell table:style-name="ce61" office:value-type="string" calcext:value-type="string">
            <text:p>...mezquita</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pagoda</text:p>
          </table:table-cell>
          <table:table-cell table:style-name="ce61" office:value-type="string" calcext:value-type="string">
            <text:p>...pagoda</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erving food in church</text:p>
          </table:table-cell>
          <table:table-cell table:style-name="ce61" office:value-type="string" calcext:value-type="string">
            <text:p>...servir comida en la iglesia</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inging in church</text:p>
          </table:table-cell>
          <table:table-cell table:style-name="ce61" office:value-type="string" calcext:value-type="string">
            <text:p>...cantar en la iglesia</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itting in church</text:p>
          </table:table-cell>
          <table:table-cell table:style-name="ce61" office:value-type="string" calcext:value-type="string">
            <text:p>...sentarse en la iglesia</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itting, playing an instrument at church</text:p>
          </table:table-cell>
          <table:table-cell table:style-name="ce61" office:value-type="string" calcext:value-type="string">
            <text:p>...sentado, tocando un instrumento en la iglesia</text:p>
          </table:table-cell>
          <table:table-cell table:style-name="ce69" office:value-type="string" calcext:value-type="string">
            <text:p><text:a xlink:href="https://s3.ppllstatics.com/ideal/www/multimedia/202103/19/media/cortadas/orgiva-k7PC-U130885005560OrF-1248x770@Ideal.jpg" xlink:type="simple">https://s3.ppllstatics.com/ideal/www/multimedia/202103/19/media/cortadas/orgiva-k7PC-U130885005560OrF-1248x770@Ideal.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tanding, talking in church</text:p>
          </table:table-cell>
          <table:table-cell table:style-name="ce61" office:value-type="string" calcext:value-type="string">
            <text:p>...de pie, hablando en la iglesia</text:p>
          </table:table-cell>
          <table:table-cell table:style-name="ce69" office:value-type="string" calcext:value-type="string">
            <text:p><text:a xlink:href="https://www.diariodearganda.es/wp-content/uploads/2021/06/fullsizeoutput_1f6e.jpeg" xlink:type="simple">https://www.diariodearganda.es/wp-content/uploads/2021/06/fullsizeoutput_1f6e.jpe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tupa</text:p>
          </table:table-cell>
          <table:table-cell table:style-name="ce61" office:value-type="string" calcext:value-type="string">
            <text:p>...estupa</text:p>
          </table:table-cell>
          <table:table-cell table:style-name="ce69" office:value-type="string" calcext:value-type="string">
            <text:p><text:a xlink:href="https://www.sinmapa.net/wp-content/uploads/2021/01/o-sel-ling-estupa-soportujar-alpujarras-768x460.jpg" xlink:type="simple">https://www.sinmapa.net/wp-content/uploads/2021/01/o-sel-ling-estupa-soportujar-alpujarras-768x460.jpg</text:a></text:p>
          </table:table-cell>
          <table:table-cell table:style-name="ce68"/>
          <table:table-cell table:number-columns-repeated="1014"/>
        </table:table-row>
        <table:table-row table:style-name="ro1">
          <table:covered-table-cell table:style-name="ce4"/>
          <table:covered-table-cell table:style-name="ce13"/>
          <table:covered-table-cell table:style-name="ce22"/>
          <table:covered-table-cell table:style-name="ce31"/>
          <table:covered-table-cell table:style-name="ce22"/>
          <table:covered-table-cell table:style-name="ce31"/>
          <table:table-cell table:style-name="ce58" office:value-type="string" calcext:value-type="string">
            <text:p>synagogue</text:p>
          </table:table-cell>
          <table:table-cell table:style-name="ce61" office:value-type="string" calcext:value-type="string">
            <text:p>...sinagoga</text:p>
          </table:table-cell>
          <table:table-cell table:style-name="ce68" table:number-columns-repeated="2"/>
          <table:table-cell table:number-columns-repeated="1014"/>
        </table:table-row>
        <table:table-row table:style-name="ro1">
          <table:covered-table-cell table:style-name="ce4"/>
          <table:covered-table-cell table:style-name="ce13"/>
          <table:table-cell table:style-name="ce28" office:value-type="string" calcext:value-type="string" table:number-columns-spanned="1" table:number-rows-spanned="30">
            <text:p>Physical interaction (Recreation)</text:p>
          </table:table-cell>
          <table:table-cell table:style-name="ce34" office:value-type="string" calcext:value-type="string" table:number-columns-spanned="1" table:number-rows-spanned="30">
            <text:p>Imágenes cuyo tema principal sea la práctica de deportes o actividades recreativas en la naturaleza.</text:p>
          </table:table-cell>
          <table:table-cell table:style-name="ce43" office:value-type="string" calcext:value-type="string">
            <text:p>Air activities</text:p>
          </table:table-cell>
          <table:table-cell table:style-name="ce47" office:value-type="string" calcext:value-type="string">
            <text:p>Imágenes cuyo tema principal sea la práctica de deportes aéreos.</text:p>
          </table:table-cell>
          <table:table-cell table:style-name="ce58" office:value-type="string" calcext:value-type="string">
            <text:p>Paragliding</text:p>
          </table:table-cell>
          <table:table-cell table:style-name="ce61" office:value-type="string" calcext:value-type="string">
            <text:p>...parapente</text:p>
          </table:table-cell>
          <table:table-cell table:style-name="ce69" office:value-type="string" calcext:value-type="string">
            <text:p><text:a xlink:href="https://www.zenparapente.es/wp-content/uploads/2019/06/Girando-termica-en-nuestro-vuelo-Adrenaline.jpg" xlink:type="simple">https://www.zenparapente.es/wp-content/uploads/2019/06/Girando-termica-en-nuestro-vuelo-Adrenaline.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44" office:value-type="string" calcext:value-type="string" table:number-columns-spanned="1" table:number-rows-spanned="15">
            <text:p>Terrestrial activities</text:p>
          </table:table-cell>
          <table:table-cell table:style-name="ce34" office:value-type="string" calcext:value-type="string" table:number-columns-spanned="1" table:number-rows-spanned="15">
            <text:p>Imágenes cuyo tema principal sea la práctica de deportes terrestres y otras actividades recreativas en la naturaleza.</text:p>
          </table:table-cell>
          <table:table-cell table:style-name="ce58" office:value-type="string" calcext:value-type="string">
            <text:p>Bird watching</text:p>
          </table:table-cell>
          <table:table-cell table:style-name="ce61" office:value-type="string" calcext:value-type="string">
            <text:p>...observación de aves</text:p>
          </table:table-cell>
          <table:table-cell table:style-name="ce72" office:value-type="string" calcext:value-type="string">
            <text:p><text:a xlink:href="https://i.assetzen.net/i/EyLBIkRmTEHO/w:1200/h:808/q:70.jpg" xlink:type="simple">https://i.assetzen.net/i/EyLBIkRmTEHO/w:1200/h:808/q:70.jpg</text:a></text:p>
          </table:table-cell>
          <table:table-cell table:style-name="ce73" office:value-type="string" calcext:value-type="string">
            <text:p>Por ejemplo, recoger setas es una subetiqueta que no aparece y suele ser una actividad típica en montañas como los pirineos, en esos casos etiquetaríamos sólo con "Terrestrial activities" (level 3)</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9" office:value-type="string" calcext:value-type="string">
            <text:p>byclicling</text:p>
          </table:table-cell>
          <table:table-cell table:style-name="ce61" office:value-type="string" calcext:value-type="string">
            <text:p>...andar en bicicleta</text:p>
          </table:table-cell>
          <table:table-cell table:style-name="ce69" office:value-type="string" calcext:value-type="string">
            <text:p><text:a xlink:href="https://www.ciclismoafondo.es/uploads/s1/11/48/48/7/article-col-du-galibier-valoire-59521c4d7ad01.jpeg" xlink:type="simple">https://www.ciclismoafondo.es/uploads/s1/11/48/48/7/article-col-du-galibier-valoire-59521c4d7ad01.jpeg</text:a></text:p>
          </table:table-cell>
          <table:table-cell table:style-name="ce68" office:value-type="string" calcext:value-type="string">
            <text:p>Mal escrito, bicycling</text:p>
          </table:table-cell>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Camping</text:p>
          </table:table-cell>
          <table:table-cell table:style-name="ce61" office:value-type="string" calcext:value-type="string">
            <text:p>...camping</text:p>
          </table:table-cell>
          <table:table-cell table:style-name="ce69" office:value-type="string" calcext:value-type="string">
            <text:p><text:a xlink:href="https://cdn.hoyaragon.es/wp-content/uploads/2022/08/23182312/122_120721_campingbujaruelo-2022-08-05-15-55-19-e1660036971637.jpg" xlink:type="simple">https://cdn.hoyaragon.es/wp-content/uploads/2022/08/23182312/122_120721_campingbujaruelo-2022-08-05-15-55-19-e1660036971637.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Climbing</text:p>
          </table:table-cell>
          <table:table-cell table:style-name="ce61" office:value-type="string" calcext:value-type="string">
            <text:p>...escalada</text:p>
          </table:table-cell>
          <table:table-cell table:style-name="ce69" office:value-type="string" calcext:value-type="string">
            <text:p><text:a xlink:href="https://static.eldiario.es/clip/fd2c51da-8dff-4bd7-a317-ffc3a0dec26a_16-9-aspect-ratio_default_0.jpg" xlink:type="simple">https://static.eldiario.es/clip/fd2c51da-8dff-4bd7-a317-ffc3a0dec26a_16-9-aspect-ratio_default_0.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farming</text:p>
          </table:table-cell>
          <table:table-cell table:style-name="ce61" office:value-type="string" calcext:value-type="string">
            <text:p>...agricultura (por ocio, ej. ecoturismo)</text:p>
          </table:table-cell>
          <table:table-cell table:style-name="ce69" office:value-type="string" calcext:value-type="string">
            <text:p><text:a xlink:href="https://www.ecoturismosierranevada.com/wp-content/uploads/2013/11/10994061-852227854869106-6119538036857235578-o.jpg" xlink:type="simple">https://www.ecoturismosierranevada.com/wp-content/uploads/2013/11/10994061-852227854869106-6119538036857235578-o.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Fishing</text:p>
          </table:table-cell>
          <table:table-cell table:style-name="ce61" office:value-type="string" calcext:value-type="string">
            <text:p>...pesca (recreativa)</text:p>
          </table:table-cell>
          <table:table-cell table:style-name="ce69" office:value-type="string" calcext:value-type="string">
            <text:p><text:a xlink:href="https://www.lospirineos.com/wp-content/uploads/2022/06/pesca.jpg" xlink:type="simple">https://www.lospirineos.com/wp-content/uploads/2022/06/pesc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forestry</text:p>
          </table:table-cell>
          <table:table-cell table:style-name="ce61" office:value-type="string" calcext:value-type="string">
            <text:p>...silvicultura (recreativa)</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Horse riding</text:p>
          </table:table-cell>
          <table:table-cell table:style-name="ce61" office:value-type="string" calcext:value-type="string">
            <text:p>...montar a caballo</text:p>
          </table:table-cell>
          <table:table-cell table:style-name="ce69" office:value-type="string" calcext:value-type="string">
            <text:p><text:a xlink:href="https://cdn1.yumping.com/emp/fotos/5/9/9/2/9/tb_pre-59929-20180624-123001.webp" xlink:type="simple">https://cdn1.yumping.com/emp/fotos/5/9/9/2/9/tb_pre-59929-20180624-123001.webp</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Hunting</text:p>
          </table:table-cell>
          <table:table-cell table:style-name="ce61" office:value-type="string" calcext:value-type="string">
            <text:p>...caza (recreativa)</text:p>
          </table:table-cell>
          <table:table-cell table:style-name="ce68" table:number-columns-repeated="2"/>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lawn and garden</text:p>
          </table:table-cell>
          <table:table-cell table:style-name="ce61" office:value-type="string" calcext:value-type="string">
            <text:p>...jardinería</text:p>
          </table:table-cell>
          <table:table-cell table:style-name="ce69" office:value-type="string" calcext:value-type="string">
            <text:p><text:a xlink:href="https://www.jardinalpujarra.com/s/cc_images/cache_487510.jpg?t=1481997542" xlink:type="simple">https://www.jardinalpujarra.com/s/cc_images/cache_487510.jpg?t=1481997542</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Motorriding</text:p>
          </table:table-cell>
          <table:table-cell table:style-name="ce61" office:value-type="string" calcext:value-type="string">
            <text:p>...motociclismo</text:p>
          </table:table-cell>
          <table:table-cell table:style-name="ce69" office:value-type="string" calcext:value-type="string">
            <text:p><text:a xlink:href="https://motoviajeros.es/wp-content/uploads/2017/07/granada08.jpg" xlink:type="simple">https://motoviajeros.es/wp-content/uploads/2017/07/granada08.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Orienteering</text:p>
          </table:table-cell>
          <table:table-cell table:style-name="ce61" office:value-type="string" calcext:value-type="string">
            <text:p>...orientación</text:p>
          </table:table-cell>
          <table:table-cell table:style-name="ce69" office:value-type="string" calcext:value-type="string">
            <text:p><text:a xlink:href="https://www.elindependientedegranada.es/sites/default/files/styles/large/public/economia/img_5588.jpg?itok=oydaCrew" xlink:type="simple">https://www.elindependientedegranada.es/sites/default/files/styles/large/public/economia/img_5588.jpg?itok=oydaCrew</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Picnicking</text:p>
          </table:table-cell>
          <table:table-cell table:style-name="ce61" office:value-type="string" calcext:value-type="string">
            <text:p>...comer en el campo</text:p>
          </table:table-cell>
          <table:table-cell table:style-name="ce69" office:value-type="string" calcext:value-type="string">
            <text:p><text:a xlink:href="https://dynamic-media-cdn.tripadvisor.com/media/photo-o/29/d4/60/60/4x4-tours-sierra-nevada.jpg?w=1200&amp;h=-1&amp;s=1" xlink:type="simple">https://dynamic-media-cdn.tripadvisor.com/media/photo-o/29/d4/60/60/4x4-tours-sierra-nevada.jpg?w=1200&amp;h=-1&amp;s=1</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Running</text:p>
          </table:table-cell>
          <table:table-cell table:style-name="ce61" office:value-type="string" calcext:value-type="string">
            <text:p>...correr</text:p>
          </table:table-cell>
          <table:table-cell table:style-name="ce69" office:value-type="string" calcext:value-type="string">
            <text:p><text:a xlink:href="https://snowrunning.es/wp-content/uploads/2020/11/Snow-Running-Mamut-Sierra_nevada-Foto-Niccolo-Guasti-27.png" xlink:type="simple">https://snowrunning.es/wp-content/uploads/2020/11/Snow-Running-Mamut-Sierra_nevada-Foto-Niccolo-Guasti-27.pn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8" office:value-type="string" calcext:value-type="string">
            <text:p>walking</text:p>
          </table:table-cell>
          <table:table-cell table:style-name="ce61" office:value-type="string" calcext:value-type="string">
            <text:p>...senderismo</text:p>
          </table:table-cell>
          <table:table-cell table:style-name="ce69" office:value-type="string" calcext:value-type="string">
            <text:p><text:a xlink:href="https://www.guiarepsol.com/content/dam/repsol-guia/contenidos-imagenes/viajar/vamos-de-excursion/sierra-nevada-en-verano-ciclismo-y-senderismo/gr-cms-media-featured_images-none-9be8b720-4b73-45a7-bddf-a4c64be0bc2d-00senderismo-sierra-nevada.jpg" xlink:type="simple">https://www.guiarepsol.com/content/dam/repsol-guia/contenidos-imagenes/viajar/vamos-de-excursion/sierra-nevada-en-verano-ciclismo-y-senderismo/gr-cms-media-featured_images-none-9be8b720-4b73-45a7-bddf-a4c64be0bc2d-00senderismo-sierra-nevad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44" office:value-type="string" calcext:value-type="string" table:number-columns-spanned="1" table:number-rows-spanned="6">
            <text:p>Water activities</text:p>
          </table:table-cell>
          <table:table-cell table:style-name="ce34" office:value-type="string" calcext:value-type="string" table:number-columns-spanned="1" table:number-rows-spanned="6">
            <text:p>Imágenes cuyo tema principal sea la práctica de deportes acuáticos y otras actividades recreativas en el agua o en la playa (el 13/11/2024 se amplía esta definición)</text:p>
          </table:table-cell>
          <table:table-cell table:style-name="ce58" office:value-type="string" calcext:value-type="string">
            <text:p>Boat</text:p>
          </table:table-cell>
          <table:table-cell table:style-name="ce61" office:value-type="string" calcext:value-type="string">
            <text:p>...barco</text:p>
          </table:table-cell>
          <table:table-cell table:style-name="ce69" office:value-type="string" calcext:value-type="string">
            <text:p><text:a xlink:href="https://alojamientospicoseuropa.com/wp-content/uploads/2014/06/paseosenbarco.jpg" xlink:type="simple">https://alojamientospicoseuropa.com/wp-content/uploads/2014/06/paseosenbarco.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Canoeing</text:p>
          </table:table-cell>
          <table:table-cell table:style-name="ce61" office:value-type="string" calcext:value-type="string">
            <text:p>...piragüismo</text:p>
          </table:table-cell>
          <table:table-cell table:style-name="ce69" office:value-type="string" calcext:value-type="string">
            <text:p><text:a xlink:href="https://www.cabogataalmeria.com/storage/media/actividades/producto-kayak.jpg" xlink:type="simple">https://www.cabogataalmeria.com/storage/media/actividades/producto-kayak.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norkeling</text:p>
          </table:table-cell>
          <table:table-cell table:style-name="ce61" office:value-type="string" calcext:value-type="string">
            <text:p>...bucear con snorkel</text:p>
          </table:table-cell>
          <table:table-cell table:style-name="ce69" office:value-type="string" calcext:value-type="string">
            <text:p><text:a xlink:href="https://blog.canarias.com/wp-content/uploads/2022/01/Tenerife-Snorkel-en-Tenerife1.jpg" xlink:type="simple">https://blog.canarias.com/wp-content/uploads/2022/01/Tenerife-Snorkel-en-Tenerife1.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Fishing</text:p>
          </table:table-cell>
          <table:table-cell table:style-name="ce61" office:value-type="string" calcext:value-type="string">
            <text:p>...pesca (recreativa)</text:p>
          </table:table-cell>
          <table:table-cell table:style-name="ce69" office:value-type="string" calcext:value-type="string">
            <text:p><text:a xlink:href="https://www.lospirineos.com/wp-content/uploads/2022/06/pesca.jpg" xlink:type="simple">https://www.lospirineos.com/wp-content/uploads/2022/06/pesc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urfing</text:p>
          </table:table-cell>
          <table:table-cell table:style-name="ce61" office:value-type="string" calcext:value-type="string">
            <text:p>...hacer surf</text:p>
          </table:table-cell>
          <table:table-cell table:style-name="ce69" office:value-type="string" calcext:value-type="string">
            <text:p><text:a xlink:href="https://www.barcelo.com/guia-turismo/wp-content/uploads/2020/02/surf-almeria-1.jpg" xlink:type="simple">https://www.barcelo.com/guia-turismo/wp-content/uploads/2020/02/surf-almeria-1.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2"/>
          <table:covered-table-cell table:style-name="ce31"/>
          <table:table-cell table:style-name="ce58" office:value-type="string" calcext:value-type="string">
            <text:p>Swimming</text:p>
          </table:table-cell>
          <table:table-cell table:style-name="ce61" office:value-type="string" calcext:value-type="string">
            <text:p>...nadar</text:p>
          </table:table-cell>
          <table:table-cell table:style-name="ce69" office:value-type="string" calcext:value-type="string">
            <text:p><text:a xlink:href="https://s2.ppllstatics.com/diariosur/www/multimedia/201710/26/media/cortadas/nadador-k0ND-U401120763316aHG-624x385@Diario%20Sur.JPG" xlink:type="simple">https://s2.ppllstatics.com/diariosur/www/multimedia/201710/26/media/cortadas/nadador-k0ND-U401120763316aHG-624x385@Diario%20Sur.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table-cell table:style-name="ce44" office:value-type="string" calcext:value-type="string" table:number-columns-spanned="1" table:number-rows-spanned="8">
            <text:p>Winter activities</text:p>
          </table:table-cell>
          <table:table-cell table:style-name="ce34" office:value-type="string" calcext:value-type="string" table:number-columns-spanned="1" table:number-rows-spanned="8">
            <text:p>Imágenes cuyo tema principal sea la práctica de deportes de invierno u otras actividades recreativas en la nieve.</text:p>
          </table:table-cell>
          <table:table-cell table:style-name="ce58" office:value-type="string" calcext:value-type="string">
            <text:p>dog sledding</text:p>
          </table:table-cell>
          <table:table-cell table:style-name="ce61" office:value-type="string" calcext:value-type="string">
            <text:p>...trineo de perros</text:p>
          </table:table-cell>
          <table:table-cell table:style-name="ce69" office:value-type="string" calcext:value-type="string">
            <text:p><text:a xlink:href="https://www.fulltimeguides.com/wp-content/uploads/2015/09/Trineos-Perros-Nubes1-e1442952855384-1.jpg" xlink:type="simple">https://www.fulltimeguides.com/wp-content/uploads/2015/09/Trineos-Perros-Nubes1-e1442952855384-1.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igloo</text:p>
          </table:table-cell>
          <table:table-cell table:style-name="ce61" office:value-type="string" calcext:value-type="string">
            <text:p>...iglú</text:p>
          </table:table-cell>
          <table:table-cell table:style-name="ce69" office:value-type="string" calcext:value-type="string">
            <text:p><text:a xlink:href="https://www.fulltimeguides.com/wp-content/uploads/2015/09/Construccion-Iglu-Familia-e1442943135831-1.jpg" xlink:type="simple">https://www.fulltimeguides.com/wp-content/uploads/2015/09/Construccion-Iglu-Familia-e1442943135831-1.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kiing</text:p>
          </table:table-cell>
          <table:table-cell table:style-name="ce61" office:value-type="string" calcext:value-type="string">
            <text:p>...esquiar</text:p>
          </table:table-cell>
          <table:table-cell table:style-name="ce69" office:value-type="string" calcext:value-type="string">
            <text:p><text:a xlink:href="https://www.lugaresdenieve.com/sites/default/files/47276789_10156670848937209_9026178951445217280_o.jpg" xlink:type="simple">https://www.lugaresdenieve.com/sites/default/files/47276789_10156670848937209_9026178951445217280_o.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ledding, tobogganing, bobsledding, luge (Taylor ...</text:p>
          </table:table-cell>
          <table:table-cell table:style-name="ce61" office:value-type="string" calcext:value-type="string">
            <text:p>...trineo, trineo de carreras, de competición</text:p>
          </table:table-cell>
          <table:table-cell table:style-name="ce69" office:value-type="string" calcext:value-type="string">
            <text:p><text:a xlink:href="https://www.granadadirect.com/images/sierranevada/bajando-hoya-mora.jpg" xlink:type="simple">https://www.granadadirect.com/images/sierranevada/bajando-hoya-mora.jpg</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now shoeing</text:p>
          </table:table-cell>
          <table:table-cell table:style-name="ce61" office:value-type="string" calcext:value-type="string">
            <text:p>...raquetas de nieve</text:p>
          </table:table-cell>
          <table:table-cell table:style-name="ce69" office:value-type="string" calcext:value-type="string">
            <text:p><text:a xlink:href="https://www.granadaaventura.com/images/jch-optimize/ng/images_2022_12_20_n1.webp" xlink:type="simple">https://www.granadaaventura.com/images/jch-optimize/ng/images_2022_12_20_n1.webp</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nowboarding</text:p>
          </table:table-cell>
          <table:table-cell table:style-name="ce61" office:value-type="string" calcext:value-type="string">
            <text:p>...snowboard</text:p>
          </table:table-cell>
          <table:table-cell table:style-name="ce69" office:value-type="string" calcext:value-type="string">
            <text:p><text:a xlink:href="https://umb.sierranevada.es/media/4abjz2us/nieve-polvo-esqui-snowboard-pistas-sierra-nevada-car_7457-146.jpg?v=1d9fc469a99eef0&amp;rmode=crop&amp;width=1520&amp;height=700&amp;format=webp" xlink:type="simple">https://umb.sierranevada.es/media/4abjz2us/nieve-polvo-esqui-snowboard-pistas-sierra-nevada-car_7457-146.jpg?v=1d9fc469a99eef0&amp;rmode=crop&amp;width=1520&amp;height=700&amp;format=webp</text:a></text:p>
          </table:table-cell>
          <table:table-cell table:style-name="ce68"/>
          <table:table-cell table:number-columns-repeated="1014"/>
        </table:table-row>
        <table:table-row table:style-name="ro1">
          <table:covered-table-cell table:style-name="ce4"/>
          <table:covered-table-cell table:style-name="ce13"/>
          <table:covered-table-cell table:style-name="ce21"/>
          <table:covered-table-cell table:style-name="ce30"/>
          <table:covered-table-cell table:style-name="ce21"/>
          <table:covered-table-cell table:style-name="ce30"/>
          <table:table-cell table:style-name="ce58" office:value-type="string" calcext:value-type="string">
            <text:p>snowmobiling</text:p>
          </table:table-cell>
          <table:table-cell table:style-name="ce61" office:value-type="string" calcext:value-type="string">
            <text:p>...motos de nieve</text:p>
          </table:table-cell>
          <table:table-cell table:style-name="ce69" office:value-type="string" calcext:value-type="string">
            <text:p><text:a xlink:href="https://www.visitvaldaran.com/wp-content/uploads/2016/11/motos_de_nieve.jpg" xlink:type="simple">https://www.visitvaldaran.com/wp-content/uploads/2016/11/motos_de_nieve.jpg</text:a></text:p>
          </table:table-cell>
          <table:table-cell table:style-name="ce68"/>
          <table:table-cell table:number-columns-repeated="1014"/>
        </table:table-row>
        <table:table-row table:style-name="ro1">
          <table:covered-table-cell table:style-name="ce8"/>
          <table:covered-table-cell table:style-name="ce16"/>
          <table:covered-table-cell table:style-name="ce22"/>
          <table:covered-table-cell table:style-name="ce31"/>
          <table:covered-table-cell table:style-name="ce22"/>
          <table:covered-table-cell table:style-name="ce31"/>
          <table:table-cell table:style-name="ce58" office:value-type="string" calcext:value-type="string">
            <text:p>windsurfing or kitesurfing, winter</text:p>
          </table:table-cell>
          <table:table-cell table:style-name="ce61" office:value-type="string" calcext:value-type="string">
            <text:p>...</text:p>
          </table:table-cell>
          <table:table-cell table:style-name="ce69" office:value-type="string" calcext:value-type="string">
            <text:p><text:a xlink:href="https://www.continentseven.com/c7/wp-content/uploads/2010/02/wwc2_2.jpg" xlink:type="simple">https://www.continentseven.com/c7/wp-content/uploads/2010/02/wwc2_2.jpg</text:a></text:p>
          </table:table-cell>
          <table:table-cell table:style-name="ce68" office:value-type="string" calcext:value-type="string">
            <text:p>y esto no lo hay para Water activities?</text:p>
          </table:table-cell>
          <table:table-cell table:number-columns-repeated="1014"/>
        </table:table-row>
        <table:table-row table:style-name="ro1">
          <table:table-cell table:style-name="ce9"/>
          <table:table-cell table:style-name="ce17"/>
          <table:table-cell table:style-name="ce9"/>
          <table:table-cell/>
          <table:table-cell table:style-name="ce9"/>
          <table:table-cell table:style-name="ce17"/>
          <table:table-cell table:style-name="ce9"/>
          <table:table-cell table:style-name="ce55" table:number-columns-repeated="2"/>
          <table:table-cell table:number-columns-repeated="1015"/>
        </table:table-row>
        <table:table-row table:style-name="ro1" table:number-rows-repeated="4">
          <table:table-cell table:style-name="ce9"/>
          <table:table-cell/>
          <table:table-cell table:style-name="ce9"/>
          <table:table-cell/>
          <table:table-cell table:style-name="ce9"/>
          <table:table-cell table:style-name="ce17"/>
          <table:table-cell table:style-name="ce9"/>
          <table:table-cell table:style-name="ce55" table:number-columns-repeated="2"/>
          <table:table-cell table:number-columns-repeated="1015"/>
        </table:table-row>
        <table:table-row table:style-name="ro1" table:number-rows-repeated="2">
          <table:table-cell table:style-name="ce9"/>
          <table:table-cell/>
          <table:table-cell table:style-name="ce9"/>
          <table:table-cell/>
          <table:table-cell table:style-name="ce9"/>
          <table:table-cell table:style-name="ce17"/>
          <table:table-cell table:style-name="ce9"/>
          <table:table-cell table:style-name="ce55"/>
          <table:table-cell table:style-name="ce64"/>
          <table:table-cell table:number-columns-repeated="1015"/>
        </table:table-row>
        <table:table-row table:style-name="ro1" table:number-rows-repeated="2">
          <table:table-cell table:style-name="ce9"/>
          <table:table-cell/>
          <table:table-cell table:style-name="ce9"/>
          <table:table-cell/>
          <table:table-cell table:style-name="ce9"/>
          <table:table-cell table:style-name="ce17"/>
          <table:table-cell table:style-name="ce9"/>
          <table:table-cell table:style-name="ce55"/>
          <table:table-cell table:style-name="ce64"/>
          <table:table-cell table:number-columns-repeated="1015"/>
        </table:table-row>
        <table:table-row table:style-name="ro1" table:number-rows-repeated="5">
          <table:table-cell table:style-name="ce9"/>
          <table:table-cell/>
          <table:table-cell table:style-name="ce9"/>
          <table:table-cell/>
          <table:table-cell table:style-name="ce9"/>
          <table:table-cell table:style-name="ce17"/>
          <table:table-cell table:style-name="ce9"/>
          <table:table-cell table:style-name="ce64" table:number-columns-repeated="2"/>
          <table:table-cell table:number-columns-repeated="1015"/>
        </table:table-row>
        <table:table-row table:style-name="ro1" table:number-rows-repeated="4">
          <table:table-cell table:style-name="ce9"/>
          <table:table-cell/>
          <table:table-cell table:style-name="ce9"/>
          <table:table-cell/>
          <table:table-cell table:style-name="ce9"/>
          <table:table-cell/>
          <table:table-cell table:style-name="ce9"/>
          <table:table-cell table:style-name="ce64" table:number-columns-repeated="2"/>
          <table:table-cell table:number-columns-repeated="1015"/>
        </table:table-row>
        <table:table-row table:style-name="ro1" table:number-rows-repeated="823">
          <table:table-cell table:style-name="ce9"/>
          <table:table-cell/>
          <table:table-cell table:style-name="ce9"/>
          <table:table-cell/>
          <table:table-cell table:style-name="ce9"/>
          <table:table-cell/>
          <table:table-cell table:style-name="ce9"/>
          <table:table-cell/>
          <table:table-cell table:style-name="ce64"/>
          <table:table-cell table:number-columns-repeated="1015"/>
        </table:table-row>
        <table:table-row table:style-name="ro2" table:number-rows-repeated="1047571">
          <table:table-cell table:number-columns-repeated="1024"/>
        </table:table-row>
        <table:table-row table:style-name="ro2">
          <table:table-cell table:number-columns-repeated="1024"/>
        </table:table-row>
      </table:table>
      <table:table table:name="stoten" table:style-name="ta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number-columns-repeated="1020" table:default-cell-style-name="Default"/>
        <table:table-row table:style-name="ro3">
          <table:table-cell table:style-name="ce2" office:value-type="string" calcext:value-type="string">
            <text:p>ETIQUETA</text:p>
          </table:table-cell>
          <table:table-cell table:style-name="ce2" office:value-type="string" calcext:value-type="string">
            <text:p>DESCRIPCIÓN</text:p>
          </table:table-cell>
          <table:table-cell table:style-name="ce2" office:value-type="string" calcext:value-type="string">
            <text:p>EJEMPLO</text:p>
          </table:table-cell>
          <table:table-cell table:style-name="ce2" office:value-type="string" calcext:value-type="string">
            <text:p>OBSERVACIONES</text:p>
          </table:table-cell>
          <table:table-cell table:number-columns-repeated="1020"/>
        </table:table-row>
        <table:table-row table:style-name="ro1">
          <table:table-cell table:style-name="ce76" office:value-type="string" calcext:value-type="string">
            <text:p><text:span text:style-name="T4">Nature &amp; Landscape</text:span><text:span text:style-name="T5">/Seascape</text:span></text:p>
          </table:table-cell>
          <table:table-cell table:style-name="ce80" office:value-type="string" calcext:value-type="string">
            <text:p>Imágenes cuyo tema principal sea la naturaleza en general, el paisaje. Tomas en plano general.</text:p>
          </table:table-cell>
          <table:table-cell table:style-name="ce82" office:value-type="string" calcext:value-type="string">
            <text:p><text:a xlink:href="https://www.concienciaeco.com/wp-content/uploads/2022/03/Sierra-Nevada.jpg" xlink:type="simple">https://www.concienciaeco.com/wp-content/uploads/2022/03/Sierra-Nevada.jpg</text:a></text:p>
          </table:table-cell>
          <table:table-cell table:style-name="ce85"/>
          <table:table-cell table:number-columns-repeated="1020"/>
        </table:table-row>
        <table:table-row table:style-name="ro1">
          <table:table-cell table:style-name="ce77" office:value-type="string" calcext:value-type="string">
            <text:p>Fauna/Flora</text:p>
          </table:table-cell>
          <table:table-cell table:style-name="ce81" office:value-type="string" calcext:value-type="string">
            <text:p>Imágenes cuyo tema principal sea la fauna y/o flora o elementos de ellos. Tomas en primer plano/media distancia.</text:p>
          </table:table-cell>
          <table:table-cell table:style-name="ce83" office:value-type="string" calcext:value-type="string">
            <text:p><text:a xlink:href="https://farm8.staticflickr.com/7203/6926704583_f6cde5721d_z.jpg" xlink:type="simple">https://farm8.staticflickr.com/7203/6926704583_f6cde5721d_z.jpg</text:a></text:p>
          </table:table-cell>
          <table:table-cell table:style-name="ce81"/>
          <table:table-cell table:number-columns-repeated="1020"/>
        </table:table-row>
        <table:table-row table:style-name="ro1">
          <table:table-cell table:style-name="ce77" office:value-type="string" calcext:value-type="string">
            <text:p>Birdwatching</text:p>
          </table:table-cell>
          <table:table-cell table:style-name="ce81" office:value-type="string" calcext:value-type="string">
            <text:p>Imágenes cuyo tema principal sean las aves. Tomas en primer plano/media distancia y centrada claramente en un ave o grupo de aves.</text:p>
          </table:table-cell>
          <table:table-cell table:style-name="ce83" office:value-type="string" calcext:value-type="string">
            <text:p><text:a xlink:href="https://i.assetzen.net/i/EyLBIkRmTEHO/w:1200/h:808/q:70.jpg" xlink:type="simple">https://i.assetzen.net/i/EyLBIkRmTEHO/w:1200/h:808/q:70.jpg</text:a></text:p>
          </table:table-cell>
          <table:table-cell table:style-name="ce81"/>
          <table:table-cell table:number-columns-repeated="1020"/>
        </table:table-row>
        <table:table-row table:style-name="ro1">
          <table:table-cell table:style-name="ce77" office:value-type="string" calcext:value-type="string">
            <text:p>Recreational</text:p>
          </table:table-cell>
          <table:table-cell table:style-name="ce81" office:value-type="string" calcext:value-type="string">
            <text:p>Imágenes cuyo tema principal sea el uso de áreas recreativas (escenas de personas pasando el tiempo en áreas recreativas o infraestructuras públicas similares). Tomas en primer plano/media distancia o plano general.</text:p>
          </table:table-cell>
          <table:table-cell table:style-name="ce83" office:value-type="string" calcext:value-type="string">
            <text:p><text:a xlink:href="https://s3.ppllstatics.com/ideal/www/multimedia/201910/17/media/granada/PLANES/AREAS-RECREATIVAS/perdiz3-je-gomez.jpg" xlink:type="simple">https://s3.ppllstatics.com/ideal/www/multimedia/201910/17/media/granada/PLANES/AREAS-RECREATIVAS/perdiz3-je-gomez.jpg</text:a></text:p>
          </table:table-cell>
          <table:table-cell table:style-name="ce81" office:value-type="string" calcext:value-type="string">
            <text:p>Para este estudio se amplía la definición de esta etiqueta: se incluirán también las fotos de cualquier actividad recreativa que no sea deporte (ej. hacer muñecos de nieve).</text:p>
          </table:table-cell>
          <table:table-cell table:number-columns-repeated="1020"/>
        </table:table-row>
        <table:table-row table:style-name="ro4">
          <table:table-cell table:style-name="ce77" office:value-type="string" calcext:value-type="string">
            <text:p>Sports</text:p>
          </table:table-cell>
          <table:table-cell table:style-name="ce81" office:value-type="string" calcext:value-type="string">
            <text:p>Imágenes cuyo tema principal sean la actividad deportiva y/o sus elementos. Tomas en primer plano o general.</text:p>
          </table:table-cell>
          <table:table-cell table:style-name="ce83" office:value-type="string" calcext:value-type="string">
            <text:p><text:a xlink:href="https://www.ellodge.com/wp-content/uploads/2017/03/El_Lodge_Hotel_Ski_Slopes_web.jpg" xlink:type="simple">https://www.ellodge.com/wp-content/uploads/2017/03/El_Lodge_Hotel_Ski_Slopes_web.jpg</text:a></text:p>
          </table:table-cell>
          <table:table-cell table:style-name="ce81"/>
          <table:table-cell table:number-columns-repeated="1020"/>
        </table:table-row>
        <table:table-row table:style-name="ro1">
          <table:table-cell table:style-name="ce77" office:value-type="string" calcext:value-type="string">
            <text:p>Cultural</text:p>
          </table:table-cell>
          <table:table-cell table:style-name="ce81" office:value-type="string" calcext:value-type="string">
            <text:p>Imágenes cuyo tema principal sean los elementos culturales (ej. movimiento del ganado, un telar tradicional, actividades como la cestería, foto de jarapas alpujarreñas, etc.). Tomas en primer plano o general.</text:p>
          </table:table-cell>
          <table:table-cell table:style-name="ce83" office:value-type="string" calcext:value-type="string">
            <text:p><text:a xlink:href="https://www.guiarepsol.com/content/dam/repsol-guia/contenidos-imagenes/viajar/nos-gusta/ruta-de-artesanos-por-la-alpujarra-granadina/gr-cms-media-featured_images-none-d297d2ad-c650-436d-a731-40c4dce1c813-frf_jarapas_012.jpg" xlink:type="simple">https://www.guiarepsol.com/content/dam/repsol-guia/contenidos-imagenes/viajar/nos-gusta/ruta-de-artesanos-por-la-alpujarra-granadina/gr-cms-media-featured_images-none-d297d2ad-c650-436d-a731-40c4dce1c813-frf_jarapas_012.jpg</text:a></text:p>
          </table:table-cell>
          <table:table-cell table:style-name="ce81" office:value-type="string" calcext:value-type="string">
            <text:p>En esta categoría también incluiría elementos de patrimonio cultural (ej. fortaleza, restos arqueológicos, etc.).</text:p>
          </table:table-cell>
          <table:table-cell table:number-columns-repeated="1020"/>
        </table:table-row>
        <table:table-row table:style-name="ro1">
          <table:table-cell table:style-name="ce77" office:value-type="string" calcext:value-type="string">
            <text:p>Religious</text:p>
          </table:table-cell>
          <table:table-cell table:style-name="ce81" office:value-type="string" calcext:value-type="string">
            <text:p>Imágenes cuyo tema principal sean los elementos religiosos (ej Virgen, procesiones, romerías, iglesias). Tomas en primer plano o general.</text:p>
          </table:table-cell>
          <table:table-cell table:style-name="ce83" office:value-type="string" calcext:value-type="string">
            <text:p><text:a xlink:href="https://www.turgranada.es/wp-content/blogs.dir/2/files_mf/cache/th_9884a105155d2d5abab95f407ee25a91_186737-e1401964519317.jpg?x53512" xlink:type="simple">https://www.turgranada.es/wp-content/blogs.dir/2/files_mf/cache/th_9884a105155d2d5abab95f407ee25a91_186737-e1401964519317.jpg?x53512</text:a></text:p>
          </table:table-cell>
          <table:table-cell table:style-name="ce81"/>
          <table:table-cell table:number-columns-repeated="1020"/>
        </table:table-row>
        <table:table-row table:style-name="ro1">
          <table:table-cell table:style-name="ce77" office:value-type="string" calcext:value-type="string">
            <text:p>Gastronomy</text:p>
          </table:table-cell>
          <table:table-cell table:style-name="ce81" office:value-type="string" calcext:value-type="string">
            <text:p>Imágenes cuyo tema principal sea la gastronomía (ej cena en un restaurante, productos tradicionales). Tomas en primer plano o general.</text:p>
          </table:table-cell>
          <table:table-cell table:style-name="ce83" office:value-type="string" calcext:value-type="string">
            <text:p><text:a xlink:href="https://i0.wp.com/lacosmopolilla.com/wp-content/uploads/2014/11/plato-alpujarrec3b1o.jpg?ssl=1" xlink:type="simple">https://i0.wp.com/lacosmopolilla.com/wp-content/uploads/2014/11/plato-alpujarrec3b1o.jpg?ssl=1</text:a></text:p>
          </table:table-cell>
          <table:table-cell table:style-name="ce81" office:value-type="string" calcext:value-type="string">
            <text:p>Decisión final (13/11/2024): cualquier comida se clasifica como "Gastronomy".</text:p>
          </table:table-cell>
          <table:table-cell table:number-columns-repeated="1020"/>
        </table:table-row>
        <table:table-row table:style-name="ro1">
          <table:table-cell table:style-name="ce78" office:value-type="string" calcext:value-type="string">
            <text:p>Rural tourism</text:p>
          </table:table-cell>
          <table:table-cell table:style-name="ce81" office:value-type="string" calcext:value-type="string">
            <text:p>Imágenes cuyo tema principal sean elementos de turismo rural (ej. alojamiento rural, pueblo rural, pueblos pequeños o aldeas, etc.). Tomas en primer plano/media distancia o plano general.</text:p>
          </table:table-cell>
          <table:table-cell table:style-name="ce83" office:value-type="string" calcext:value-type="string">
            <text:p><text:a xlink:href="https://farm7.staticflickr.com/6155/6243115801_34935f7a1b_z.jpg" xlink:type="simple">https://farm7.staticflickr.com/6155/6243115801_34935f7a1b_z.jpg</text:a></text:p>
          </table:table-cell>
          <table:table-cell table:style-name="ce81" office:value-type="string" calcext:value-type="string">
            <text:p>Se renombra como "Rural tourism" en vez de "Rural" (13/11/2024). Importante no confundir con "Urban".</text:p>
          </table:table-cell>
          <table:table-cell table:number-columns-repeated="1020"/>
        </table:table-row>
        <table:table-row table:style-name="ro1">
          <table:table-cell table:style-name="ce77" office:value-type="string" calcext:value-type="string">
            <text:p>Urban</text:p>
          </table:table-cell>
          <table:table-cell table:style-name="ce81" office:value-type="string" calcext:value-type="string">
            <text:p>Imágenes cuyo tema principal sean elementos urbanos (ej. casas, calles, parques). Tomas en primer plano o general.</text:p>
          </table:table-cell>
          <table:table-cell table:style-name="ce83" office:value-type="string" calcext:value-type="string">
            <text:p><text:a xlink:href="https://farm3.staticflickr.com/2363/1818343965_3e94a4df49_z.jpg?zz=1" xlink:type="simple">https://farm3.staticflickr.com/2363/1818343965_3e94a4df49_z.jpg?zz=1</text:a></text:p>
          </table:table-cell>
          <table:table-cell table:style-name="ce81" office:value-type="string" calcext:value-type="string">
            <text:p><text:span text:style-name="T6">Importante no confundir "Rural" con "Urban". Aquí fotos de pueblos grandes, ciudades o sus elementos. </text:span><text:span text:style-name="T7">Podemos poner una cifra orientativa de nº de habitantes para hacernos una idea de cuando se considera urbano.</text:span></text:p>
          </table:table-cell>
          <table:table-cell table:number-columns-repeated="1020"/>
        </table:table-row>
        <table:table-row table:style-name="ro4">
          <table:table-cell table:style-name="ce77" office:value-type="string" calcext:value-type="string">
            <text:p>Other type</text:p>
          </table:table-cell>
          <table:table-cell table:style-name="ce81" office:value-type="string" calcext:value-type="string">
            <text:p>Imágenes cuyo tema principal esté relacionado con CES pero no encaja en ninguna de las etiquetas anteriores.</text:p>
          </table:table-cell>
          <table:table-cell table:style-name="ce84"/>
          <table:table-cell table:style-name="ce81" office:value-type="string" calcext:value-type="string">
            <text:p>Las fotos de solo copos de nieve para Stoten se clasifican como ‘Other type’. Si sale alguien jugando con la nieve se etiqueta como ‘Recreational’.</text:p>
          </table:table-cell>
          <table:table-cell table:number-columns-repeated="1020"/>
        </table:table-row>
        <table:table-row table:style-name="ro1">
          <table:table-cell table:style-name="ce79" office:value-type="string" calcext:value-type="string">
            <text:p>Sun &amp; beach</text:p>
          </table:table-cell>
          <table:table-cell table:style-name="ce81" office:value-type="string" calcext:value-type="string">
            <text:p>Imágenes cuyo tema principal sean elementos de turismo de sol y playa (ej. fotos de personas o eventos que tienen lugar en la playa en un contexto de ocio).</text:p>
          </table:table-cell>
          <table:table-cell table:style-name="ce83" office:value-type="string" calcext:value-type="string">
            <text:p><text:a xlink:href="https://www.huelvainformacion.es/2021/07/02/destino-huelva/playas-huelva/puesta-sol-Matalascanas_1588651640_140827313_626x472.jpg" xlink:type="simple">https://www.huelvainformacion.es/2021/07/02/destino-huelva/playas-huelva/puesta-sol-Matalascanas_1588651640_140827313_626x472.jpg</text:a></text:p>
          </table:table-cell>
          <table:table-cell table:style-name="ce81"/>
          <table:table-cell table:number-columns-repeated="1020"/>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 Narrow&quot;" svg:font-family="'&quot;Arial Narrow&quot;'"/>
    <style:font-face style:name="Arial" svg:font-family="Arial"/>
    <style:font-face style:name="Arial Narrow" svg:font-family="'Arial Narrow'"/>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nnotation" style:display-name="PageStyle_annotation" style:page-layout-name="Mpm3">
      <style:header style:display="false"/>
      <style:header-left style:display="false"/>
      <style:footer style:display="false"/>
      <style:footer-left style:display="false"/>
    </style:master-page>
    <style:master-page style:name="PageStyle_5f_stoten" style:display-name="PageStyle_stot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94" meta:object-count="0"/>
    <meta:generator>LibreOfficeDev/6.0.5.2$Linux_X86_64 LibreOffice_project/</meta:generator>
  </office:meta>
</office:document-meta>
</file>